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style:font-name="Liberation Serif" fo:language="en" fo:country="US" officeooo:rsid="000b59fb" officeooo:paragraph-rsid="000b59fb"/>
    </style:style>
    <style:style style:name="P46" style:family="paragraph" style:parent-style-name="Standard">
      <style:text-properties fo:language="es" fo:country="VE"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6"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9"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0"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2"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3"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5"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6"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7"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8"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0"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1"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2"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3"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4" style:family="paragraph" style:parent-style-name="Standard">
      <style:paragraph-properties fo:margin-top="0in" fo:margin-bottom="0in" loext:contextual-spacing="false" fo:text-align="justify" style:justify-single-word="false"/>
      <style:text-properties officeooo:paragraph-rsid="00cecf06"/>
    </style:style>
    <style:style style:name="P75"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6" style:family="paragraph" style:parent-style-name="Standard">
      <style:paragraph-properties fo:margin-top="0in" fo:margin-bottom="0in" loext:contextual-spacing="false" fo:text-align="start" style:justify-single-word="false"/>
      <style:text-properties officeooo:paragraph-rsid="00cfe8e7"/>
    </style:style>
    <style:style style:name="P77"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8"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9"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80"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1"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2" style:family="paragraph" style:parent-style-name="Footnote">
      <style:text-properties officeooo:rsid="006fbbee" officeooo:paragraph-rsid="006fbbee"/>
    </style:style>
    <style:style style:name="P83" style:family="paragraph" style:parent-style-name="Footnote">
      <style:text-properties fo:font-size="10pt" officeooo:rsid="0018f92f" style:font-size-asian="10pt" style:font-size-complex="10pt"/>
    </style:style>
    <style:style style:name="P84" style:family="paragraph" style:parent-style-name="Footnote">
      <style:text-properties officeooo:rsid="023953fb" officeooo:paragraph-rsid="023953fb"/>
    </style:style>
    <style:style style:name="P85" style:family="paragraph" style:parent-style-name="Footnote">
      <style:text-properties officeooo:rsid="023e5658" officeooo:paragraph-rsid="023e5658"/>
    </style:style>
    <style:style style:name="P86" style:family="paragraph" style:parent-style-name="Footnote">
      <style:text-properties officeooo:rsid="024ac5af" officeooo:paragraph-rsid="024ac5af"/>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00"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1"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10"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6"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7"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8"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5"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6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70"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1"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2"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4"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7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5"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66"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3"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0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0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0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09"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0"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1"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12"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13"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14"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15"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16"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1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1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1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20"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21"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22"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2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2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25"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2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8"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0"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3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3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3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3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6"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38"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39"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40"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41"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42"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4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4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4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4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4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4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4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5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5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5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5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5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5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5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5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5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59"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6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6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6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6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6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6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6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67"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68"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69"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70"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71"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72"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73"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74"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75"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6"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7"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8"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79"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80"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81"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8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8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8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85"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386"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11f928"/>
    </style:style>
    <style:style style:name="T139" style:family="text">
      <style:text-properties officeooo:rsid="0114937e"/>
    </style:style>
    <style:style style:name="T140" style:family="text">
      <style:text-properties officeooo:rsid="011ffa28"/>
    </style:style>
    <style:style style:name="T141" style:family="text">
      <style:text-properties officeooo:rsid="0127453a"/>
    </style:style>
    <style:style style:name="T142" style:family="text">
      <style:text-properties officeooo:rsid="012b8683"/>
    </style:style>
    <style:style style:name="T143" style:family="text">
      <style:text-properties officeooo:rsid="013b6900"/>
    </style:style>
    <style:style style:name="T144" style:family="text">
      <style:text-properties officeooo:rsid="013f0389"/>
    </style:style>
    <style:style style:name="T145" style:family="text">
      <style:text-properties officeooo:rsid="014a39e4"/>
    </style:style>
    <style:style style:name="T146" style:family="text">
      <style:text-properties officeooo:rsid="012cd0de"/>
    </style:style>
    <style:style style:name="T147" style:family="text">
      <style:text-properties officeooo:rsid="01572117"/>
    </style:style>
    <style:style style:name="T148" style:family="text">
      <style:text-properties officeooo:rsid="0158cf48"/>
    </style:style>
    <style:style style:name="T149" style:family="text">
      <style:text-properties officeooo:rsid="015a827a"/>
    </style:style>
    <style:style style:name="T150" style:family="text">
      <style:text-properties officeooo:rsid="015c25fb"/>
    </style:style>
    <style:style style:name="T151" style:family="text">
      <style:text-properties officeooo:rsid="015f386f"/>
    </style:style>
    <style:style style:name="T152" style:family="text">
      <style:text-properties officeooo:rsid="0163b863"/>
    </style:style>
    <style:style style:name="T153" style:family="text">
      <style:text-properties officeooo:rsid="01675ad8"/>
    </style:style>
    <style:style style:name="T154" style:family="text">
      <style:text-properties officeooo:rsid="016b96db"/>
    </style:style>
    <style:style style:name="T155" style:family="text">
      <style:text-properties officeooo:rsid="016d6941"/>
    </style:style>
    <style:style style:name="T156" style:family="text">
      <style:text-properties officeooo:rsid="017b920e"/>
    </style:style>
    <style:style style:name="T157" style:family="text">
      <style:text-properties officeooo:rsid="017d4d92"/>
    </style:style>
    <style:style style:name="T158" style:family="text">
      <style:text-properties officeooo:rsid="017e2b10"/>
    </style:style>
    <style:style style:name="T159" style:family="text">
      <style:text-properties fo:font-weight="normal" style:font-weight-asian="normal" style:font-weight-complex="normal"/>
    </style:style>
    <style:style style:name="T160" style:family="text">
      <style:text-properties fo:font-weight="normal" officeooo:rsid="00321ad7" style:font-weight-asian="normal" style:font-weight-complex="normal"/>
    </style:style>
    <style:style style:name="T161" style:family="text">
      <style:text-properties fo:font-weight="normal" officeooo:rsid="0033511a" style:font-weight-asian="normal" style:font-weight-complex="normal"/>
    </style:style>
    <style:style style:name="T162" style:family="text">
      <style:text-properties fo:font-weight="normal" officeooo:rsid="00316082" style:font-weight-asian="normal" style:font-weight-complex="normal"/>
    </style:style>
    <style:style style:name="T163" style:family="text">
      <style:text-properties officeooo:rsid="0180752e"/>
    </style:style>
    <style:style style:name="T164" style:family="text">
      <style:text-properties officeooo:rsid="01813508"/>
    </style:style>
    <style:style style:name="T165" style:family="text">
      <style:text-properties officeooo:rsid="0181847e"/>
    </style:style>
    <style:style style:name="T166" style:family="text">
      <style:text-properties officeooo:rsid="01834e15"/>
    </style:style>
    <style:style style:name="T167" style:family="text">
      <style:text-properties officeooo:rsid="0183bba5"/>
    </style:style>
    <style:style style:name="T168" style:family="text">
      <style:text-properties officeooo:rsid="01848eab"/>
    </style:style>
    <style:style style:name="T169" style:family="text">
      <style:text-properties officeooo:rsid="01877f8b"/>
    </style:style>
    <style:style style:name="T170" style:family="text">
      <style:text-properties officeooo:rsid="018a8a22"/>
    </style:style>
    <style:style style:name="T171" style:family="text">
      <style:text-properties officeooo:rsid="018c44fe"/>
    </style:style>
    <style:style style:name="T172" style:family="text">
      <style:text-properties officeooo:rsid="018e4594"/>
    </style:style>
    <style:style style:name="T173" style:family="text">
      <style:text-properties officeooo:rsid="019029b1"/>
    </style:style>
    <style:style style:name="T174" style:family="text">
      <style:text-properties officeooo:rsid="0192d052"/>
    </style:style>
    <style:style style:name="T175" style:family="text">
      <style:text-properties officeooo:rsid="01946811"/>
    </style:style>
    <style:style style:name="T176" style:family="text">
      <style:text-properties officeooo:rsid="0195cc50"/>
    </style:style>
    <style:style style:name="T177" style:family="text">
      <style:text-properties officeooo:rsid="0197d06d"/>
    </style:style>
    <style:style style:name="T178" style:family="text">
      <style:text-properties officeooo:rsid="019cac46"/>
    </style:style>
    <style:style style:name="T179" style:family="text">
      <style:text-properties officeooo:rsid="01a23907"/>
    </style:style>
    <style:style style:name="T180" style:family="text">
      <style:text-properties officeooo:rsid="01a26fbb"/>
    </style:style>
    <style:style style:name="T181" style:family="text">
      <style:text-properties officeooo:rsid="01a31e13"/>
    </style:style>
    <style:style style:name="T182" style:family="text">
      <style:text-properties officeooo:rsid="01d0ffb6"/>
    </style:style>
    <style:style style:name="T183" style:family="text">
      <style:text-properties officeooo:rsid="0043bc3c"/>
    </style:style>
    <style:style style:name="T184"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8" style:family="text">
      <style:text-properties officeooo:rsid="01aa3ac3"/>
    </style:style>
    <style:style style:name="T209" style:family="text">
      <style:text-properties officeooo:rsid="00164a76"/>
    </style:style>
    <style:style style:name="T210" style:family="text">
      <style:text-properties officeooo:rsid="006e4070"/>
    </style:style>
    <style:style style:name="T211" style:family="text">
      <style:text-properties officeooo:rsid="001c8983"/>
    </style:style>
    <style:style style:name="T212" style:family="text">
      <style:text-properties officeooo:rsid="001ed622"/>
    </style:style>
    <style:style style:name="T213" style:family="text">
      <style:text-properties officeooo:rsid="006f1343"/>
    </style:style>
    <style:style style:name="T214" style:family="text">
      <style:text-properties officeooo:rsid="0156911e"/>
    </style:style>
    <style:style style:name="T215" style:family="text">
      <style:text-properties officeooo:rsid="0053cbf7"/>
    </style:style>
    <style:style style:name="T216" style:family="text">
      <style:text-properties officeooo:rsid="002ef313"/>
    </style:style>
    <style:style style:name="T217" style:family="text">
      <style:text-properties officeooo:rsid="002eed74"/>
    </style:style>
    <style:style style:name="T218" style:family="text">
      <style:text-properties officeooo:rsid="003cae05"/>
    </style:style>
    <style:style style:name="T219" style:family="text">
      <style:text-properties officeooo:rsid="00264f59"/>
    </style:style>
    <style:style style:name="T220" style:family="text">
      <style:text-properties officeooo:rsid="00340f42"/>
    </style:style>
    <style:style style:name="T221" style:family="text">
      <style:text-properties officeooo:rsid="004aaca6"/>
    </style:style>
    <style:style style:name="T222" style:family="text">
      <style:text-properties officeooo:rsid="00a8c225"/>
    </style:style>
    <style:style style:name="T223" style:family="text">
      <style:text-properties officeooo:rsid="00288d47"/>
    </style:style>
    <style:style style:name="T224" style:family="text">
      <style:text-properties officeooo:rsid="0060bb24"/>
    </style:style>
    <style:style style:name="T225" style:family="text">
      <style:text-properties officeooo:rsid="002c2356"/>
    </style:style>
    <style:style style:name="T226" style:family="text">
      <style:text-properties officeooo:rsid="005da924"/>
    </style:style>
    <style:style style:name="T227" style:family="text">
      <style:text-properties officeooo:rsid="004a5586"/>
    </style:style>
    <style:style style:name="T228" style:family="text">
      <style:text-properties officeooo:rsid="00b28ce0"/>
    </style:style>
    <style:style style:name="T229" style:family="text">
      <style:text-properties officeooo:rsid="0036753c"/>
    </style:style>
    <style:style style:name="T230" style:family="text">
      <style:text-properties officeooo:rsid="00353c25"/>
    </style:style>
    <style:style style:name="T231" style:family="text">
      <style:text-properties officeooo:rsid="00501ef1"/>
    </style:style>
    <style:style style:name="T232" style:family="text">
      <style:text-properties officeooo:rsid="01aae370"/>
    </style:style>
    <style:style style:name="T233" style:family="text">
      <style:text-properties officeooo:rsid="009fdc17"/>
    </style:style>
    <style:style style:name="T234" style:family="text">
      <style:text-properties officeooo:rsid="00a102a6"/>
    </style:style>
    <style:style style:name="T235" style:family="text">
      <style:text-properties officeooo:rsid="01b2e2e2"/>
    </style:style>
    <style:style style:name="T236" style:family="text">
      <style:text-properties officeooo:rsid="00916501"/>
    </style:style>
    <style:style style:name="T237" style:family="text">
      <style:text-properties officeooo:rsid="00946713"/>
    </style:style>
    <style:style style:name="T238" style:family="text">
      <style:text-properties officeooo:rsid="010c06c5"/>
    </style:style>
    <style:style style:name="T239" style:family="text">
      <style:text-properties officeooo:rsid="012028c5"/>
    </style:style>
    <style:style style:name="T240" style:family="text">
      <style:text-properties officeooo:rsid="0096abc8"/>
    </style:style>
    <style:style style:name="T241" style:family="text">
      <style:text-properties officeooo:rsid="009c098b"/>
    </style:style>
    <style:style style:name="T242" style:family="text">
      <style:text-properties officeooo:rsid="009b3295"/>
    </style:style>
    <style:style style:name="T243" style:family="text">
      <style:text-properties officeooo:rsid="02178214"/>
    </style:style>
    <style:style style:name="T244" style:family="text">
      <style:text-properties officeooo:rsid="02197b0e"/>
    </style:style>
    <style:style style:name="T245" style:family="text">
      <style:text-properties officeooo:rsid="0219b958"/>
    </style:style>
    <style:style style:name="T246" style:family="text">
      <style:text-properties officeooo:rsid="01a56039"/>
    </style:style>
    <style:style style:name="T247" style:family="text">
      <style:text-properties officeooo:rsid="00acc775"/>
    </style:style>
    <style:style style:name="T248" style:family="text">
      <style:text-properties officeooo:rsid="00d5a331"/>
    </style:style>
    <style:style style:name="T249" style:family="text">
      <style:text-properties officeooo:rsid="008601b2"/>
    </style:style>
    <style:style style:name="T250" style:family="text">
      <style:text-properties officeooo:rsid="00b8ebe6"/>
    </style:style>
    <style:style style:name="T251" style:family="text">
      <style:text-properties officeooo:rsid="00afb9a3"/>
    </style:style>
    <style:style style:name="T252" style:family="text">
      <style:text-properties officeooo:rsid="00bb83e1"/>
    </style:style>
    <style:style style:name="T253" style:family="text">
      <style:text-properties officeooo:rsid="00c0bbb4"/>
    </style:style>
    <style:style style:name="T254" style:family="text">
      <style:text-properties officeooo:rsid="00e555e8"/>
    </style:style>
    <style:style style:name="T255" style:family="text">
      <style:text-properties officeooo:rsid="00ec28d3"/>
    </style:style>
    <style:style style:name="T256" style:family="text">
      <style:text-properties officeooo:rsid="00c918f5"/>
    </style:style>
    <style:style style:name="T257" style:family="text">
      <style:text-properties officeooo:rsid="011128ae"/>
    </style:style>
    <style:style style:name="T258" style:family="text">
      <style:text-properties officeooo:rsid="00b5c5fa"/>
    </style:style>
    <style:style style:name="T259" style:family="text">
      <style:text-properties officeooo:rsid="00dac719"/>
    </style:style>
    <style:style style:name="T260" style:family="text">
      <style:text-properties officeooo:rsid="00d67d2c"/>
    </style:style>
    <style:style style:name="T261" style:family="text">
      <style:text-properties officeooo:rsid="010e714c"/>
    </style:style>
    <style:style style:name="T262" style:family="text">
      <style:text-properties officeooo:rsid="00e52318"/>
    </style:style>
    <style:style style:name="T263" style:family="text">
      <style:text-properties officeooo:rsid="01d65c1a"/>
    </style:style>
    <style:style style:name="T264" style:family="text">
      <style:text-properties fo:font-style="normal" style:text-underline-style="none" fo:font-weight="normal" style:font-style-asian="normal" style:font-weight-asian="normal" style:font-style-complex="normal" style:font-weight-complex="normal"/>
    </style:style>
    <style:style style:name="T265" style:family="text">
      <style:text-properties fo:font-style="normal" fo:font-weight="normal" officeooo:rsid="008601b2" style:font-style-asian="normal" style:font-weight-asian="normal" style:font-style-complex="normal" style:font-weight-complex="normal"/>
    </style:style>
    <style:style style:name="T266" style:family="text">
      <style:text-properties officeooo:rsid="01b7d9bc"/>
    </style:style>
    <style:style style:name="T267" style:family="text">
      <style:text-properties officeooo:rsid="017e810e"/>
    </style:style>
    <style:style style:name="T268" style:family="text">
      <style:text-properties officeooo:rsid="0187968a"/>
    </style:style>
    <style:style style:name="T269" style:family="text">
      <style:text-properties officeooo:rsid="01d9065c"/>
    </style:style>
    <style:style style:name="T270" style:family="text">
      <style:text-properties officeooo:rsid="01bb31a9"/>
    </style:style>
    <style:style style:name="T271" style:family="text">
      <style:text-properties officeooo:rsid="01d88658"/>
    </style:style>
    <style:style style:name="T272" style:family="text">
      <style:text-properties officeooo:rsid="01be081d"/>
    </style:style>
    <style:style style:name="T273" style:family="text">
      <style:text-properties officeooo:rsid="01c0f407"/>
    </style:style>
    <style:style style:name="T274" style:family="text">
      <style:text-properties officeooo:rsid="01e0e2c4"/>
    </style:style>
    <style:style style:name="T275" style:family="text">
      <style:text-properties officeooo:rsid="01c764a5"/>
    </style:style>
    <style:style style:name="T276" style:family="text">
      <style:text-properties officeooo:rsid="01c88c40"/>
    </style:style>
    <style:style style:name="T277" style:family="text">
      <style:text-properties officeooo:rsid="0133a596"/>
    </style:style>
    <style:style style:name="T278" style:family="text">
      <style:text-properties officeooo:rsid="01300632"/>
    </style:style>
    <style:style style:name="T279" style:family="text">
      <style:text-properties officeooo:rsid="013cd456"/>
    </style:style>
    <style:style style:name="T280" style:family="text">
      <style:text-properties officeooo:rsid="019af741"/>
    </style:style>
    <style:style style:name="T281" style:family="text">
      <style:text-properties officeooo:rsid="01c8b827"/>
    </style:style>
    <style:style style:name="T282" style:family="text">
      <style:text-properties officeooo:rsid="019cef2d"/>
    </style:style>
    <style:style style:name="T283" style:family="text">
      <style:text-properties officeooo:rsid="019d02a3"/>
    </style:style>
    <style:style style:name="T284" style:family="text">
      <style:text-properties officeooo:rsid="019e3ea9"/>
    </style:style>
    <style:style style:name="T285" style:family="text">
      <style:text-properties officeooo:rsid="019ea08f"/>
    </style:style>
    <style:style style:name="T286" style:family="text">
      <style:text-properties officeooo:rsid="014448fe"/>
    </style:style>
    <style:style style:name="T287" style:family="text">
      <style:text-properties officeooo:rsid="0146451f"/>
    </style:style>
    <style:style style:name="T288" style:family="text">
      <style:text-properties officeooo:rsid="0148519b"/>
    </style:style>
    <style:style style:name="T289" style:family="text">
      <style:text-properties officeooo:rsid="01cd132e"/>
    </style:style>
    <style:style style:name="T290" style:family="text">
      <style:text-properties officeooo:rsid="016a4516"/>
    </style:style>
    <style:style style:name="T291" style:family="text">
      <style:text-properties officeooo:rsid="0160ea34"/>
    </style:style>
    <style:style style:name="T292" style:family="text">
      <style:text-properties officeooo:rsid="01dc8975"/>
    </style:style>
    <style:style style:name="T293" style:family="text">
      <style:text-properties officeooo:rsid="01691e5c"/>
    </style:style>
    <style:style style:name="T294" style:family="text">
      <style:text-properties officeooo:rsid="000a84f9"/>
    </style:style>
    <style:style style:name="T295" style:family="text">
      <style:text-properties officeooo:rsid="02015b34"/>
    </style:style>
    <style:style style:name="T296" style:family="text">
      <style:text-properties officeooo:rsid="01f92a44"/>
    </style:style>
    <style:style style:name="T297" style:family="text">
      <style:text-properties officeooo:rsid="01e9f8f8"/>
    </style:style>
    <style:style style:name="T298" style:family="text">
      <style:text-properties officeooo:rsid="01ed0ccd"/>
    </style:style>
    <style:style style:name="T299" style:family="text">
      <style:text-properties officeooo:rsid="01e78f9d"/>
    </style:style>
    <style:style style:name="T300" style:family="text">
      <style:text-properties officeooo:rsid="01fe0a0f"/>
    </style:style>
    <style:style style:name="T301" style:family="text">
      <style:text-properties officeooo:rsid="01fe74a5"/>
    </style:style>
    <style:style style:name="T302" style:family="text">
      <style:text-properties officeooo:rsid="01e5949b"/>
    </style:style>
    <style:style style:name="T303" style:family="text">
      <style:text-properties officeooo:rsid="01fe6562"/>
    </style:style>
    <style:style style:name="T304" style:family="text">
      <style:text-properties officeooo:rsid="020a9543"/>
    </style:style>
    <style:style style:name="T305" style:family="text">
      <style:text-properties officeooo:rsid="0206d838"/>
    </style:style>
    <style:style style:name="T306" style:family="text">
      <style:text-properties officeooo:rsid="020581fc"/>
    </style:style>
    <style:style style:name="T307" style:family="text">
      <style:text-properties officeooo:rsid="020c72b9"/>
    </style:style>
    <style:style style:name="T308" style:family="text">
      <style:text-properties officeooo:rsid="00084b90"/>
    </style:style>
    <style:style style:name="T309" style:family="text">
      <style:text-properties officeooo:rsid="01a38bba"/>
    </style:style>
    <style:style style:name="T310" style:family="text">
      <style:text-properties officeooo:rsid="00c38540"/>
    </style:style>
    <style:style style:name="T311" style:family="text">
      <style:text-properties officeooo:rsid="00d4af85"/>
    </style:style>
    <style:style style:name="T312" style:family="text">
      <style:text-properties officeooo:rsid="00cee4b0"/>
    </style:style>
    <style:style style:name="T313" style:family="text">
      <style:text-properties officeooo:rsid="00fff49b"/>
    </style:style>
    <style:style style:name="T314" style:family="text">
      <style:text-properties officeooo:rsid="0128463e"/>
    </style:style>
    <style:style style:name="T315" style:family="text">
      <style:text-properties officeooo:rsid="015dca99"/>
    </style:style>
    <style:style style:name="T316" style:family="text">
      <style:text-properties officeooo:rsid="01bdc97c"/>
    </style:style>
    <style:style style:name="T317" style:family="text">
      <style:text-properties officeooo:rsid="01c13e50"/>
    </style:style>
    <style:style style:name="T318" style:family="text">
      <style:text-properties officeooo:rsid="01c28eb7"/>
    </style:style>
    <style:style style:name="T319" style:family="text">
      <style:text-properties officeooo:rsid="01c4da79"/>
    </style:style>
    <style:style style:name="T320" style:family="text">
      <style:text-properties officeooo:rsid="01e4630e"/>
    </style:style>
    <style:style style:name="T321" style:family="text">
      <style:text-properties officeooo:rsid="01e4e911"/>
    </style:style>
    <style:style style:name="T322" style:family="text">
      <style:text-properties officeooo:rsid="01e954ed"/>
    </style:style>
    <style:style style:name="T323" style:family="text">
      <style:text-properties officeooo:rsid="01ed7790"/>
    </style:style>
    <style:style style:name="T324" style:family="text">
      <style:text-properties officeooo:rsid="01f403d9"/>
    </style:style>
    <style:style style:name="T325" style:family="text">
      <style:text-properties officeooo:rsid="01f4c0a8"/>
    </style:style>
    <style:style style:name="T326" style:family="text">
      <style:text-properties officeooo:rsid="01f8b310"/>
    </style:style>
    <style:style style:name="T327" style:family="text">
      <style:text-properties officeooo:rsid="0205a823"/>
    </style:style>
    <style:style style:name="T328" style:family="text">
      <style:text-properties officeooo:rsid="02070449"/>
    </style:style>
    <style:style style:name="T329" style:family="text">
      <style:text-properties officeooo:rsid="0208239d"/>
    </style:style>
    <style:style style:name="T330" style:family="text">
      <style:text-properties officeooo:rsid="020c167d"/>
    </style:style>
    <style:style style:name="T331" style:family="text">
      <style:text-properties officeooo:rsid="0210bebd"/>
    </style:style>
    <style:style style:name="T332" style:family="text">
      <style:text-properties officeooo:rsid="021b3cd8"/>
    </style:style>
    <style:style style:name="T333" style:family="text">
      <style:text-properties officeooo:rsid="021e4320"/>
    </style:style>
    <style:style style:name="T334" style:family="text">
      <style:text-properties officeooo:rsid="0220daf8"/>
    </style:style>
    <style:style style:name="T335" style:family="text">
      <style:text-properties officeooo:rsid="022ca193"/>
    </style:style>
    <style:style style:name="T336" style:family="text">
      <style:text-properties officeooo:rsid="02365933"/>
    </style:style>
    <style:style style:name="T337" style:family="text">
      <style:text-properties officeooo:rsid="0237f09e" style:font-weight-asian="normal" style:font-weight-complex="normal"/>
    </style:style>
    <style:style style:name="T338" style:family="text">
      <style:text-properties officeooo:rsid="0238e9fc" style:font-weight-asian="normal" style:font-weight-complex="normal"/>
    </style:style>
    <style:style style:name="T339" style:family="text">
      <style:text-properties officeooo:rsid="0238e9fc"/>
    </style:style>
    <style:style style:name="T340" style:family="text">
      <style:text-properties officeooo:rsid="023fd275"/>
    </style:style>
    <style:style style:name="T341" style:family="text">
      <style:text-properties officeooo:rsid="02417423"/>
    </style:style>
    <style:style style:name="T342" style:family="text">
      <style:text-properties officeooo:rsid="02491ffb"/>
    </style:style>
    <style:style style:name="T343" style:family="text">
      <style:text-properties fo:font-size="10pt" officeooo:rsid="02491ffb" style:font-size-asian="10pt" style:font-size-complex="10pt"/>
    </style:style>
    <style:style style:name="T344" style:family="text">
      <style:text-properties officeooo:rsid="024fbdfa"/>
    </style:style>
    <style:style style:name="T345" style:family="text">
      <style:text-properties officeooo:rsid="02549705"/>
    </style:style>
    <style:style style:name="T346" style:family="text">
      <style:text-properties officeooo:rsid="0257e9fe"/>
    </style:style>
    <style:style style:name="T347" style:family="text">
      <style:text-properties officeooo:rsid="025b4341"/>
    </style:style>
    <style:style style:name="T348" style:family="text">
      <style:text-properties officeooo:rsid="025cf2ca"/>
    </style:style>
    <style:style style:name="T349" style:family="text">
      <style:text-properties officeooo:rsid="026bb00d"/>
    </style:style>
    <style:style style:name="T350" style:family="text">
      <style:text-properties officeooo:rsid="026e7595"/>
    </style:style>
    <style:style style:name="T351" style:family="text">
      <style:text-properties officeooo:rsid="0273e2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7">Since year 2004 Netnovation<text:span text:style-name="T111">™</text:span> is a Venezuelan <text:span text:style-name="T139">SME, </text:span>formed by a team of professionals in the areas of IT and telecommunications who adopted a business model <text:span text:style-name="T141">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3">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bookmark-start text:name="__DdeLink__3333_1102280836"/><text:span text:style-name="T132">Some of these solutions will be addressed in </text:span><text:bookmark-end text:name="__DdeLink__3333_1102280836"/><text:span text:style-name="T132">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2">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6"/>
      <text:p text:style-name="P46"/>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82">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4"><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5"/>
      <text:p text:style-name="P75"><text:span text:style-name="T91">L</text:span><text:span text:style-name="T88">UM:</text:span></text:p>
      <text:p text:style-name="P77">According to the lazy user model, a user is likely to choose the solution that requires the least effort</text:p>
      <text:p text:style-name="P76"><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8"/>
      <text:p text:style-name="P26"><text:span text:style-name="T115"><text:s text:c="4"/></text:span>4.1. OpenBRR</text:p>
      <text:p text:style-name="P2"/>
      <text:p text:style-name="P27">- Esther Parrilla <text:span text:style-name="T77">Thesis</text:span></text:p>
      <text:p text:style-name="P56">- Project Evaluation (commits per month, bugs resolved, etc.)</text:p>
      <text:p text:style-name="P56"/>
      <text:p text:style-name="P56"/>
      <text:p text:style-name="P57">5. <text:span text:style-name="T179">ARCHITECTURE</text:span></text:p>
      <text:p text:style-name="P57"/>
      <text:p text:style-name="P68">In order to provide IT services to customers, considering <text:span text:style-name="T138">software services hosted in an on-line remote location, </text:span>Netnovation™ requires <text:span text:style-name="T178">a proper </text:span>software and hardware infrastructure to operate<text:span text:style-name="T138">.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9"/>
      <text:p text:style-name="P53"><text:span text:style-name="T180">In particular the Zimbra server to which a high availability schema is been configured, resides into this architecture, a</text:span>nd it is consistent with the compan<text:span text:style-name="T181">y's principles and business model, </text:span><text:bookmark text:name="result_box24"/>which is why it is useful to understand the environment to which it belongs.</text:p>
      <text:p text:style-name="P70"/>
      <text:p text:style-name="P58"><text:span text:style-name="T115"><text:s text:c="4"/></text:span>5.<text:span text:style-name="T175">1</text:span>. <text:span text:style-name="T175">Company </text:span>Infrastructure</text:p>
      <text:p text:style-name="P58"/>
      <text:p text:style-name="P51"><text:span text:style-name="T148">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8">it </text:span>has been defined a procedure that allows the restoration of services in the other DC, <text:bookmark text:name="result_box5"/>with the disadvantage that it is a manual procedure that requires <text:span text:style-name="T148">administrators intervention.</text:span></text:p>
      <text:p text:style-name="P59"/>
      <text:p text:style-name="P58"><text:span text:style-name="T115"><text:s text:c="4"/></text:span>5.<text:span text:style-name="T175">2</text:span>. <text:span text:style-name="T175">Existent </text:span>Hardware</text:p>
      <text:p text:style-name="P58"/>
      <text:p text:style-name="P66"><text:bookmark text:name="result_box7"/>Each DC has an average of <text:span text:style-name="T149">seven</text:span> <text:span text:style-name="T150">Dell</text:span><text:span text:style-name="T111">™</text:span><text:span text:style-name="T150"> </text:span>PowerEdge Rack<text:span text:style-name="T150">ed</text:span> Servers with different capacities, interconnected via communication devices that provide various services analogously.</text:p>
      <text:p text:style-name="P79"/>
      <text:p text:style-name="P52"><text:span text:style-name="T151">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2">models</text:span> <text:span text:style-name="T143">Dell PowerEdge 1950, R510 to R710, have Intel Xeon CPUs within 24 and 64 cores, count with 8 to 64GB of RAM, and also have SCSI HDD with </text:span>capacities between<text:span text:style-name="T143"> 100GB and 2,5TB.</text:span></text:p>
      <text:p text:style-name="P60"/>
      <text:p text:style-name="P58"><text:span text:style-name="T115"><text:s text:c="4"/></text:span>5.<text:span text:style-name="T175">3</text:span>. <text:span text:style-name="T175">Company </text:span>Network <text:span text:style-name="T175">Scheme</text:span></text:p>
      <text:p text:style-name="P58"/>
      <text:p text:style-name="P65">The housing services leased by the providers offer a pool of public IP<text:span text:style-name="T147">v4</text:span> addresses that are handled by the main router on each DC facility. <text:span text:style-name="T146">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3"><text:soft-page-break/></text:p>
      <text:p text:style-name="P64"><draw:frame draw:style-name="fr1" draw:name="Image1" text:anchor-type="paragraph" svg:width="6.3146in" svg:height="4.5429in" draw:z-index="0"><draw:image xlink:href="Pictures/10000000000003200000025817C3E37D.png" xlink:type="simple" xlink:show="embed" xlink:actuate="onLoad"/></draw:frame></text:p>
      <text:p text:style-name="P81">Figure <text:span text:style-name="T320">5.1</text:span>: Network interconnection</text:p>
      <text:p text:style-name="P58"/>
      <text:p text:style-name="P58"><text:span text:style-name="T115"><text:s text:c="4"/></text:span>5.<text:span text:style-name="T175">4</text:span>. Software <text:span text:style-name="T176">Supporting the Infrastructure</text:span></text:p>
      <text:p text:style-name="P58"/>
      <text:p text:style-name="P71"><text:span text:style-name="T154">Following there are some s</text:span>oftware solutions currently used by Netnovation™ <text:span text:style-name="T154">that are</text:span> related with the <text:span text:style-name="T154">required architecture</text:span> to provide IT cloud-oriented services, <text:span text:style-name="T155">with a brief description and legal licensing information</text:span> <text:span text:style-name="T154">for each one of them.</text:span></text:p>
      <text:p text:style-name="P58"/>
      <text:p text:style-name="P80">UT<text:span text:style-name="T177">M</text:span> Endian Firewall™</text:p>
      <text:p text:style-name="P96">Company: Endian S.r.l.</text:p>
      <text:p text:style-name="P96"><text:span text:style-name="T165">Industry</text:span>: <text:span text:style-name="T171">U</text:span>nified <text:span text:style-name="T171">T</text:span>hreat <text:span text:style-name="T171">M</text:span>anagement</text:p>
      <text:p text:style-name="P96">License: GNU GPL</text:p>
      <text:p text:style-name="P96">Website: endian.com</text:p>
      <text:p text:style-name="P97">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2">also an</text:span> OpenVPN solution. <text:span text:style-name="T163">D</text:span>istribution based on Red Hat.</text:p>
      <text:p text:style-name="P96">Supported Platforms: GNU/Linux</text:p>
      <text:p text:style-name="P96">Commercial support: annual subscription</text:p>
      <text:p text:style-name="P61"/>
      <text:p text:style-name="P72">Proxmox <text:span text:style-name="T153">VE™</text:span></text:p>
      <text:p text:style-name="P93">Company: Proxmox Server Solutions GmbH</text:p>
      <text:p text:style-name="P93"><text:soft-page-break/><text:span text:style-name="T166">Industry</text:span>: <text:span text:style-name="T170">S</text:span>erver <text:span text:style-name="T170">V</text:span>irtualization</text:p>
      <text:p text:style-name="P93">License: GNU <text:span text:style-name="T174">Affero and </text:span>GPL<text:span text:style-name="T174">v3</text:span></text:p>
      <text:p text:style-name="P93">Website: pve.proxmox.com</text:p>
      <text:p text:style-name="P94">Description: <text:span text:style-name="T153">virtualization management solution for servers, based on KVM and containers</text:span></text:p>
      <text:p text:style-name="P95">Server Virtualization Platform, provides KVM and OpenVZ hypervisors. <text:span text:style-name="T163">D</text:span><text:span text:style-name="T159">istribution based on Debian.</text:span></text:p>
      <text:p text:style-name="P93">Supported Platforms: GNU/Linux</text:p>
      <text:p text:style-name="P93">Commercial support: annual subscription</text:p>
      <text:p text:style-name="P62"/>
      <text:p text:style-name="P72">FreeNAS™</text:p>
      <text:p text:style-name="P91">Company: iXsystems, Inc.</text:p>
      <text:p text:style-name="P91">Type: Computer Storage</text:p>
      <text:p text:style-name="P91">License: BSD <text:span text:style-name="T156">2-Clause</text:span></text:p>
      <text:p text:style-name="P91">Website: freenas.org</text:p>
      <text:p text:style-name="P92">Description: network-attached storage server, supporting many network and storage protocols <text:span text:style-name="T173">such as </text:span>S<text:span text:style-name="T173">amba and NFS. Also supports</text:span> ZFS. <text:span text:style-name="T164">Distribution </text:span>based on FreeBSD.</text:p>
      <text:p text:style-name="P91">Supported Platforms: BSD <text:span text:style-name="T164">Unix</text:span></text:p>
      <text:p text:style-name="P91">Commercial support: <text:span text:style-name="T157">c</text:span>ustom <text:span text:style-name="T157">q</text:span>uotes and <text:span text:style-name="T157">s</text:span>upport <text:span text:style-name="T157">t</text:span>ickets</text:p>
      <text:p text:style-name="P128"/>
      <text:p text:style-name="P72">Zabbix™</text:p>
      <text:p text:style-name="P87">Company: <text:span text:style-name="T165">Zabbix SIA</text:span></text:p>
      <text:p text:style-name="P98"><text:span text:style-name="T99">Industry</text:span><text:span text:style-name="T98">: </text:span><text:span text:style-name="T100">IT </text:span><text:span text:style-name="T101">Monitoring</text:span></text:p>
      <text:p text:style-name="P87">License: <text:span text:style-name="T167">GNU GPLv2</text:span></text:p>
      <text:p text:style-name="P88">Website: <text:span text:style-name="T167">zabbix.com</text:span></text:p>
      <text:p text:style-name="P99"><text:span text:style-name="T98">Description: </text:span><text:span text:style-name="T102">solution</text:span> for monitoring of networks, applications <text:span text:style-name="T169">and databases</text:span></text:p>
      <text:p text:style-name="P89">Supported Platforms: <text:span text:style-name="T168">GNU/Linux</text:span></text:p>
      <text:p text:style-name="P90">Commercial support: <text:span text:style-name="T157">c</text:span>ustom <text:span text:style-name="T157">q</text:span>uotes and <text:span text:style-name="T157">s</text:span>upport <text:span text:style-name="T157">t</text:span>ickets </text:p>
      <text:p text:style-name="P56"/>
      <text:p text:style-name="P73">6. IMPLEMENTED TECHNOLOGIES</text:p>
      <text:p text:style-name="P56"/>
      <text:p text:style-name="P54"><text:span text:style-name="T347">The following software tools represent the key elements on which it has been possible to implement a </text:span>comprehensive <text:span text:style-name="T348">high availability</text:span> solution. </text:p>
      <text:p text:style-name="P56"/>
      <text:list xml:id="list736974931250723251" text:style-name="L1">
        <text:list-item>
          <text:p text:style-name="P380">Red Hat Enterprise Linux Server</text:p>
          <text:list>
            <text:list-item>
              <text:list>
                <text:list-item>
                  <text:list>
                    <text:list-item>
                      <text:list>
                        <text:list-header>
                          <text:p text:style-name="P380"/>
                        </text:list-header>
                      </text:list>
                    </text:list-item>
                  </text:list>
                </text:list-item>
              </text:list>
            </text:list-item>
          </text:list>
        </text:list-item>
      </text:list>
      <text:p text:style-name="P167"><text:span text:style-name="T201">GNU/Linux </text:span><text:span text:style-name="T202">enterprise-oriented distribution provid</text:span><text:span text:style-name="T203">ing</text:span><text:span text:style-name="T202"> </text:span><text:span text:style-name="T203">a very</text:span><text:span text:style-name="T202"> stable base system, </text:span><text:span text:style-name="T203">vast </text:span><text:span text:style-name="T202">documentation and </text:span><text:span text:style-name="T203">proper </text:span><text:span text:style-name="T202">support from manufacturer, </text:span><text:span text:style-name="T204">released as FLOSS mainly </text:span><text:span text:style-name="T205">under the terms of </text:span><text:span text:style-name="T204">the GNU Lesser General Public License 2.1, </text:span><text:span text:style-name="T206">except for some optional components</text:span><text:span text:style-name="T204">. </text:span><text:span text:style-name="T207">In order to be specific in this exercise, the Linux kernel </text:span><text:span text:style-name="T201">2.6.32-431.el6.x86_64 </text:span><text:span text:style-name="T207">that is included by the RHEL version 6.5 was used.</text:span></text:p>
      <text:p text:style-name="P152"/>
      <text:list xml:id="list211536691731046" text:continue-numbering="true" text:style-name="L1">
        <text:list-item>
          <text:p text:style-name="P382">Zimbra Collaboration System (ZCS)</text:p>
        </text:list-item>
      </text:list>
      <text:p text:style-name="P150"/>
      <text:p text:style-name="P163">Server and client collaboration software, supporting e-mail, contacts, calendar, documents, push <text:span text:style-name="T333">synchronization</text:span>, <text:span text:style-name="T332">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50"><text:soft-page-break/></text:p>
      <text:list xml:id="list211537992704144" text:continue-numbering="true" text:style-name="L1">
        <text:list-item>
          <text:p text:style-name="P382">Distributed Replicated Block Device <text:span text:style-name="T329">(</text:span>DRBD<text:span text:style-name="T329">)</text:span></text:p>
        </text:list-item>
      </text:list>
      <text:p text:style-name="P151"/>
      <text:p text:style-name="P153">A distributed replicated storage system for Linux, implemented as several userspace management applications and shell scripts, used to provide data redundancy. <text:span text:style-name="T334">DRBD software is FLOSS released under the terms of the GNU GPLv2. </text:span></text:p>
      <text:p text:style-name="P151"/>
      <text:list xml:id="list211537505522187" text:continue-numbering="true" text:style-name="L1">
        <text:list-item>
          <text:p text:style-name="P382">Corosync</text:p>
        </text:list-item>
      </text:list>
      <text:p text:style-name="P151"/>
      <text:p text:style-name="P154"><text:span text:style-name="T335">It is released as FLOSS under the 3-clause BSD License. </text:span>This software provides features based on C programming <text:span text:style-name="T344">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1"/>
      <text:list xml:id="list211536391462484" text:continue-numbering="true" text:style-name="L1">
        <text:list-item>
          <text:p text:style-name="P380"><text:span text:style-name="T325">P</text:span>acemaker</text:p>
        </text:list-item>
      </text:list>
      <text:p text:style-name="P150"/>
      <text:p text:style-name="P155">A FLOSS high availability resource manager software released under GNU GPL<text:span text:style-name="T336">v</text:span>2. <text:span text:style-name="T339">This software was part of the Linux-HA project until 2007, then was split out to be its own project. </text:span><text:span text:style-name="T337">It implements APIs for resources control, including the Open Cluster Framework (OCF). </text:span><text:span text:style-name="T338">It is u</text:span>sed on computer clusters since 2004.</text:p>
      <text:p text:style-name="P151"/>
      <text:list xml:id="list211536144534553" text:continue-numbering="true" text:style-name="L1">
        <text:list-item>
          <text:p text:style-name="P385"><text:span text:style-name="T199">C</text:span><text:span text:style-name="T200">luster </text:span><text:span text:style-name="T199">R</text:span><text:span text:style-name="T200">esource </text:span><text:span text:style-name="T199">M</text:span><text:span text:style-name="T200">anager Shell (CRMsh</text:span><text:span text:style-name="T200"><text:note text:id="ftn4" text:note-class="footnote"><text:note-citation>4</text:note-citation><text:note-body><text:p text:style-name="P85">http://crmsh.github.io</text:p></text:note-body></text:note></text:span><text:span text:style-name="T200">) and Pacemaker Configuration System (PCS</text:span><text:span text:style-name="T200"><text:note text:id="ftn5" text:note-class="footnote"><text:note-citation>5</text:note-citation><text:note-body><text:p text:style-name="P84">https://github.com/feist/pcs</text:p></text:note-body></text:note></text:span><text:span text:style-name="T200">)</text:span></text:p>
        </text:list-item>
      </text:list>
      <text:p text:style-name="P151"/>
      <text:p text:style-name="P156">Initially, the <text:span text:style-name="T340">CRMsh</text:span> was distributed as part of the Pacemaker project, <text:span text:style-name="T340">but</text:span> <text:span text:style-name="T340">i</text:span>t was split into its own separate project in 2011. <text:span text:style-name="T341">Also as CRMsh, PCS is a command-line interface to the Pacemaker cluster resource management stack.</text:span></text:p>
      <text:p text:style-name="P171"/>
      <text:list xml:id="list211537731737935" text:continue-numbering="true" text:style-name="L1">
        <text:list-item>
          <text:p text:style-name="P382">C<text:span text:style-name="T327">luster </text:span>C<text:span text:style-name="T327">onfiguration </text:span>S<text:span text:style-name="T327">ystem (CCS)</text:span></text:p>
        </text:list-item>
      </text:list>
      <text:p text:style-name="P151"/>
      <text:p text:style-name="P158"><text:tab/></text:p>
      <text:p text:style-name="P157"/>
      <text:p text:style-name="P160"><text:soft-page-break/><draw:frame draw:style-name="fr2" draw:name="Image3" text:anchor-type="as-char" svg:width="3.8146in" svg:height="2.7555in" draw:z-index="3"><draw:image xlink:href="Pictures/1000020100000296000001E12E593E9A.png" xlink:type="simple" xlink:show="embed" xlink:actuate="onLoad"/></draw:frame></text:p>
      <text:p text:style-name="P170"/>
      <text:p text:style-name="P170">Figure <text:span text:style-name="T342">6.1</text:span>: <text:span text:style-name="T342">CCS Overview</text:span></text:p>
      <text:p text:style-name="P159"><text:a xlink:type="simple" xlink:href="https://access.redhat.com/documentation/en-US/Red_Hat_Enterprise_Linux/4/html/Cluster_Suite_Overview/images/ccs-overview.png" text:style-name="Internet_20_link" text:visited-style-name="Visited_20_Internet_20_Link"><text:span text:style-name="T343">https://access.redhat.com/documentation/en-US/Red_Hat_Enterprise_Linux/4/html/Cluster_Suite_Overview/images/ccs-overview.png</text:span></text:a></text:p>
      <text:p text:style-name="P151"/>
      <text:list xml:id="list211536116699066" text:continue-numbering="true" text:style-name="L1">
        <text:list-item>
          <text:p text:style-name="P382">C<text:span text:style-name="T328">luster </text:span>M<text:span text:style-name="T328">anager (CMAN</text:span><text:span text:style-name="T328"><text:note text:id="ftn6" text:note-class="footnote"><text:note-citation>6</text:note-citation><text:note-body><text:p text:style-name="P86">https://www.sourceware.org/cluster/cman/</text:p></text:note-body></text:note></text:span><text:span text:style-name="T328">)</text:span></text:p>
        </text:list-item>
      </text:list>
      <text:p text:style-name="P161"/>
      <text:p text:style-name="P162"><text:span text:style-name="T345">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6">It combines some functionalities provided by CRMsh, PCS and CCS.</text:span></text:p>
      <text:p text:style-name="P168"/>
      <text:p text:style-name="P56"/>
      <text:p text:style-name="P3"><text:span text:style-name="T326">7</text:span>. IMPLEMENTATION</text:p>
      <text:p text:style-name="P127"/>
      <text:p text:style-name="P169">This section is intended to provide technical documentation in the process of implementing high availability in a FLOSS Zimbra Collaboration System (ZCS).</text:p>
      <text:p text:style-name="P169"/>
      <text:p text:style-name="P147"><text:bookmark text:name="tw-target-text3"/>The scope of this implementation is limited to the following software components and versions:</text:p>
      <text:p text:style-name="P147"/>
      <text:list xml:id="list211537529447714" text:continue-numbering="true" text:style-name="L1">
        <text:list-item>
          <text:p text:style-name="P381">Red Hat Enterprise Linux Server release 6.5 (Santiago)</text:p>
        </text:list-item>
        <text:list-item>
          <text:p text:style-name="P381">GNU/Linux 2.6.32-431.el6.x86_64</text:p>
        </text:list-item>
        <text:list-item>
          <text:p text:style-name="P381"><text:span text:style-name="T182">zcs</text:span> 8.0.7_GA_6021.RHEL6_64 FOSS ed<text:span text:style-name="T183">ition</text:span></text:p>
        </text:list-item>
        <text:list-item>
          <text:p text:style-name="P381"><text:span text:style-name="T182">drbd</text:span> 8.4.3-33</text:p>
        </text:list-item>
        <text:list-item>
          <text:p text:style-name="P381"><text:span text:style-name="T182">c</text:span>orosync 1.4.5-2.2</text:p>
        </text:list-item>
        <text:list-item>
          <text:p text:style-name="P381"><text:span text:style-name="T182">p</text:span>acemaker 1.1.10-14</text:p>
        </text:list-item>
        <text:list-item>
          <text:p text:style-name="P383"><text:span text:style-name="T182">pcs</text:span> 0.9.90-2</text:p>
        </text:list-item>
        <text:list-item>
          <text:p text:style-name="P383"><text:span text:style-name="T182">crmsh</text:span> 1.2.5-0</text:p>
        </text:list-item>
        <text:list-item>
          <text:p text:style-name="P384">ccs 0.16.2-69</text:p>
        </text:list-item>
        <text:list-item>
          <text:p text:style-name="P384">cman 3.0.12.1-59</text:p>
        </text:list-item>
      </text:list>
      <text:p text:style-name="P148"/>
      <text:p text:style-name="P166"><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9"><draw:frame draw:style-name="fr1" draw:name="Image2" text:anchor-type="paragraph" svg:width="5.4118in" svg:height="3.4929in" draw:z-index="2"><draw:image xlink:href="Pictures/100000000000028000000190057F7873.png" xlink:type="simple" xlink:show="embed" xlink:actuate="onLoad"/></draw:frame></text:p>
      <text:p text:style-name="P149"/>
      <text:p text:style-name="P129"/>
      <text:p text:style-name="P129"/>
      <text:p text:style-name="P129"/>
      <text:p text:style-name="P129"/>
      <text:p text:style-name="P129"/>
      <text:p text:style-name="P129"/>
      <text:p text:style-name="P12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Figure <text:span text:style-name="T326">7.1</text:span>. <text:span text:style-name="T321">Two nodes HA cluster</text:span></text:p>
      <text:p text:style-name="P131"/>
      <text:p text:style-name="P142"><text:span text:style-name="T326">7</text:span>.1. <text:span text:style-name="T308">Operating system </text:span>considerations</text:p>
      <text:p text:style-name="P131"/>
      <text:p text:style-name="P179">The configuration <text:span text:style-name="T319">must be</text:span> <text:span text:style-name="T319">similar i</text:span>n both nodes:</text:p>
      <text:p text:style-name="P179"/>
      <table:table table:name="Table13" table:style-name="Table13">
        <table:table-column table:style-name="Table13.A"/>
        <table:table-row>
          <table:table-cell table:style-name="Table13.A1" office:value-type="string">
            <text:p text:style-name="P102">RHEL 6.5 x86_64</text:p>
            <text:p text:style-name="P104">Disk Partitions:</text:p>
            <text:p text:style-name="P102"><text:s text:c="2"/>10<text:span text:style-name="T211">gb</text:span><text:tab/>/</text:p>
            <text:p text:style-name="P102"><text:s text:c="2"/><text:span text:style-name="T212">100mb<text:tab/>/boot</text:span></text:p>
            <text:p text:style-name="P102"><text:s text:c="3"/>8<text:span text:style-name="T211">gb</text:span><text:tab/><text:tab/>/opt/<text:span text:style-name="T209">zimbra<text:tab/><text:tab/><text:tab/>(/dev/vdb1) *</text:span></text:p>
            <text:p text:style-name="P102"><text:s text:c="3"/>150<text:span text:style-name="T211">mb</text:span><text:tab/>drbd meta-data<text:tab/><text:tab/><text:span text:style-name="T213">(</text:span>/<text:span text:style-name="T210">dev/vdc1) *</text:span></text:p>
            <text:p text:style-name="P102">CPU: 1</text:p>
            <text:p text:style-name="P103">RAM: 2<text:span text:style-name="T211">gb</text:span></text:p>
          </table:table-cell>
        </table:table-row>
      </table:table>
      <text:p text:style-name="P180"/>
      <text:p text:style-name="P276">* <text:bookmark-start text:name="__DdeLink__3328_524518919"/>It is not necessary to format partitions for devices <text:span text:style-name="T209">vdb1 </text:span>or <text:span text:style-name="T210">vdc1 during</text:span> OS install<text:bookmark-end text:name="__DdeLink__3328_524518919"/>.</text:p>
      <text:p text:style-name="P276"/>
      <text:p text:style-name="P181"><text:span text:style-name="T110">7</text:span><text:span text:style-name="T108">.1.1. </text:span><text:span text:style-name="T109">FQDN hostnames and IP addresses</text:span></text:p>
      <text:p text:style-name="P288"/>
      <table:table table:name="Table1" table:style-name="Table1">
        <table:table-column table:style-name="Table1.A"/>
        <table:table-column table:style-name="Table1.B"/>
        <table:table-column table:style-name="Table1.C"/>
        <table:table-row>
          <table:table-cell table:style-name="Table1.A1" office:value-type="string">
            <text:p text:style-name="P172">Split DNS IP:</text:p>
          </table:table-cell>
          <table:table-cell table:style-name="Table1.A1" office:value-type="string">
            <text:p text:style-name="P174">172.17.18.190</text:p>
          </table:table-cell>
          <table:table-cell table:style-name="Table1.A1" office:value-type="string">
            <text:p text:style-name="P173">zcs-ha.got.com</text:p>
          </table:table-cell>
        </table:table-row>
        <table:table-row>
          <table:table-cell table:style-name="Table1.A1" office:value-type="string">
            <text:p text:style-name="P172"><text:span text:style-name="T316">A</text:span>stapor:</text:p>
          </table:table-cell>
          <table:table-cell table:style-name="Table1.A1" office:value-type="string">
            <text:p text:style-name="P174">172.17.18.191</text:p>
          </table:table-cell>
          <table:table-cell table:style-name="Table1.A1" office:value-type="string">
            <text:p text:style-name="P173">astapor.got.com</text:p>
          </table:table-cell>
        </table:table-row>
        <table:table-row>
          <table:table-cell table:style-name="Table1.A1" office:value-type="string">
            <text:p text:style-name="P172"><text:span text:style-name="T316">B</text:span>raavos:</text:p>
          </table:table-cell>
          <table:table-cell table:style-name="Table1.A1" office:value-type="string">
            <text:p text:style-name="P174">172.17.18.192</text:p>
          </table:table-cell>
          <table:table-cell table:style-name="Table1.A1" office:value-type="string">
            <text:p text:style-name="P173">braavos.got.com</text:p>
          </table:table-cell>
        </table:table-row>
      </table:table>
      <text:p text:style-name="P173"><text:soft-page-break/></text:p>
      <text:p text:style-name="P175">On both nodes, /etc/hosts file should contain the following:</text:p>
      <text:p text:style-name="P175"/>
      <table:table table:name="Table4" table:style-name="Table4">
        <table:table-column table:style-name="Table4.A"/>
        <table:table-row>
          <table:table-cell table:style-name="Table4.A1" office:value-type="string">
            <text:p text:style-name="P101">127.0.0.1 <text:s text:c="6"/><text:tab/> <text:s text:c="3"/>localhost.localdomain <text:s text:c="2"/>localhost</text:p>
            <text:p text:style-name="P101">172.17.18.190 <text:s text:c="4"/>zcs-ha.got.com zcs-ha </text:p>
            <text:p text:style-name="P101"><text:bookmark-start text:name="__DdeLink__3355_524518919"/>172.17.18.191<text:bookmark-end text:name="__DdeLink__3355_524518919"/> <text:s text:c="4"/>astapor.got.com astapor</text:p>
            <text:p text:style-name="P101">172.17.18.192 <text:s text:c="4"/>braavos.got.com braavos</text:p>
          </table:table-cell>
        </table:table-row>
      </table:table>
      <text:p text:style-name="P173"/>
      <text:p text:style-name="P176">A useful command to handle hostname changes in RHEL:</text:p>
      <text:p text:style-name="P177"><text:tab/>service hostname restart</text:p>
      <text:p text:style-name="P177"/>
      <text:p text:style-name="P178"><text:span text:style-name="T326">7</text:span>.1.2. Network</text:p>
      <text:p text:style-name="P188"/>
      <text:list xml:id="list3129985530410748283" text:style-name="L2">
        <text:list-item>
          <text:p text:style-name="P312">Internet Protocol version 4 (IPv4)</text:p>
        </text:list-item>
      </text:list>
      <text:p text:style-name="P188"/>
      <text:p text:style-name="P188">Set the proper network parameters in ifcfg-eth0 file on each server, for instance:</text:p>
      <text:p text:style-name="P188"/>
      <text:p text:style-name="P188"><text:tab/>/etc/sysconfig/network-scripts/ifcfg-eth0</text:p>
      <text:p text:style-name="P188"/>
      <table:table table:name="Table2" table:style-name="Table2">
        <table:table-column table:style-name="Table2.A"/>
        <table:table-column table:style-name="Table2.B"/>
        <table:table-row>
          <table:table-cell table:style-name="Table2.A1" office:value-type="string">
            <text:p text:style-name="P303"><text:span text:style-name="T316">A</text:span>stapor</text:p>
          </table:table-cell>
          <table:table-cell table:style-name="Table2.B1" office:value-type="string">
            <text:p text:style-name="P303">Braavos</text:p>
          </table:table-cell>
        </table:table-row>
        <table:table-row>
          <table:table-cell table:style-name="Table2.A2" office:value-type="string">
            <text:p text:style-name="P123">DEVICE=eth0</text:p>
            <text:p text:style-name="P123">HWADDR=26:34:99:65:d7:77</text:p>
            <text:p text:style-name="P123">TYPE=Ethernet</text:p>
            <text:p text:style-name="P123">ONBOOT=yes</text:p>
            <text:p text:style-name="P123">NM_CONTROLLED=no</text:p>
            <text:p text:style-name="P123">BOOTPROTO=none</text:p>
            <text:p text:style-name="P123">IPADDR=172.17.18.191</text:p>
            <text:p text:style-name="P123">NETMASK=255.255.255.0</text:p>
            <text:p text:style-name="P123">GATEWAY=172.17.18.1</text:p>
            <text:p text:style-name="P123">DNS1=127.0.0.1</text:p>
            <text:p text:style-name="P123">IPV6INIT=no</text:p>
            <text:p text:style-name="P123">USERCTL=no</text:p>
          </table:table-cell>
          <table:table-cell table:style-name="Table2.B2" office:value-type="string">
            <text:p text:style-name="P123">DEVICE=eth0</text:p>
            <text:p text:style-name="P123">HWADDR=26:34:99:65:d7:78</text:p>
            <text:p text:style-name="P123">TYPE=Ethernet</text:p>
            <text:p text:style-name="P123">ONBOOT=yes</text:p>
            <text:p text:style-name="P123">NM_CONTROLLED=no</text:p>
            <text:p text:style-name="P123">BOOTPROTO=none</text:p>
            <text:p text:style-name="P123">IPADDR=172.17.18.192</text:p>
            <text:p text:style-name="P123">NETMASK=255.255.255.0</text:p>
            <text:p text:style-name="P123">GATEWAY=172.17.18.1</text:p>
            <text:p text:style-name="P123">DNS1=127.0.0.1</text:p>
            <text:p text:style-name="P123">IPV6INIT=no</text:p>
            <text:p text:style-name="P123">USERCTL=no</text:p>
          </table:table-cell>
        </table:table-row>
      </table:table>
      <text:p text:style-name="P190"/>
      <text:p text:style-name="P190"><text:span text:style-name="T214">Set</text:span> the correct Netmask and Gateway, so server<text:span text:style-name="T215">s</text:span> <text:span text:style-name="T215">are</text:span> able to reach internet addresses, also disable the firewall or allow the http and ftp outgoing rules on it. The primary DNS server will be configured later to be the localhost, with forwarding to external DNS servers.</text:p>
      <text:p text:style-name="P181"/>
      <text:p text:style-name="P191">Some u<text:span text:style-name="T216">seful</text:span> commands <text:span text:style-name="T217">to manipulate and consult the network service on RHEL:</text:span></text:p>
      <text:p text:style-name="P191"/>
      <text:p text:style-name="P111">service network restart</text:p>
      <text:p text:style-name="P112">/etc/init.d/network restart</text:p>
      <text:p text:style-name="P111">ifconfig eth0 down; ifconfig eth0 up</text:p>
      <text:p text:style-name="P112">ifdown eth0; ifup eth0</text:p>
      <text:p text:style-name="P113">ifconfig</text:p>
      <text:p text:style-name="P118">ip addr show</text:p>
      <text:p text:style-name="P131"><text:soft-page-break/></text:p>
      <text:list xml:id="list3015096577804736560" text:style-name="L3">
        <text:list-item>
          <text:p text:style-name="P309">NTP</text:p>
        </text:list-item>
      </text:list>
      <text:p text:style-name="P131"/>
      <text:p text:style-name="P193"><text:span text:style-name="T349">Required </text:span>RPM packages <text:span text:style-name="T349">to sincronize cluster nodes through network time protocol</text:span>: <text:span text:style-name="T218">ntp, ntpdate.</text:span></text:p>
      <text:p text:style-name="P194"/>
      <text:p text:style-name="P189"><text:bookmark-start text:name="__DdeLink__3396_524518919"/>Set the proper <text:span text:style-name="T219">NTP</text:span> <text:span text:style-name="T219">parameters </text:span>in /etc/<text:span text:style-name="T219">ntp.conf</text:span> file on each server, <text:span text:style-name="T219">so both nodes share the same date and time, </text:span>for instance:<text:bookmark-end text:name="__DdeLink__3396_524518919"/></text:p>
      <text:p text:style-name="P189"/>
      <table:table table:name="Table5" table:style-name="Table5">
        <table:table-column table:style-name="Table5.A"/>
        <table:table-row>
          <table:table-cell table:style-name="Table5.A1" office:value-type="string">
            <text:p text:style-name="P105">driftfile /var/lib/ntp/drift</text:p>
            <text:p text:style-name="P105">restrict default kod nomodify notrap nopeer noquery</text:p>
            <text:p text:style-name="P105">restrict 127.0.0.1 </text:p>
            <text:p text:style-name="P105">server 172.17.18.1</text:p>
            <text:p text:style-name="P105">includefile /etc/ntp/crypto/pw</text:p>
            <text:p text:style-name="P106">keys /etc/ntp/keys</text:p>
          </table:table-cell>
        </table:table-row>
      </table:table>
      <text:p text:style-name="P195"/>
      <text:p text:style-name="P192">Some u<text:span text:style-name="T216">seful</text:span> commands <text:span text:style-name="T217">to manipulate and consult NTP service on RHEL:</text:span></text:p>
      <text:p text:style-name="P192"/>
      <text:p text:style-name="P192"><text:tab/><text:span text:style-name="T220">service ntpd restart</text:span></text:p>
      <text:p text:style-name="P192"><text:tab/><text:span text:style-name="T162">ntpstat</text:span></text:p>
      <text:p text:style-name="P192"><text:span text:style-name="T162"><text:tab/></text:span><text:span text:style-name="T160">ntpq -pn</text:span></text:p>
      <text:p text:style-name="P277"><text:span text:style-name="T160"><text:tab/></text:span><text:span text:style-name="T161">date</text:span></text:p>
      <text:p text:style-name="P131"/>
      <text:list xml:id="list430744724094068774" text:style-name="L4">
        <text:list-item>
          <text:p text:style-name="P310">BIND</text:p>
        </text:list-item>
      </text:list>
      <text:p text:style-name="P131"/>
      <text:p text:style-name="P193"><text:span text:style-name="T349">Required </text:span>RPM package<text:span text:style-name="T222">s for domain name resolution</text:span>: <text:span text:style-name="T218">bind, bind-utils.</text:span></text:p>
      <text:p text:style-name="P195"/>
      <text:p text:style-name="P195">A primary DNS server configured on each server is crucial, or alternatively another centralized DNS server on the LAN with the whole configuration. <text:span text:style-name="T223">Here is considered the first option.</text:span></text:p>
      <text:p text:style-name="P195"/>
      <text:p text:style-name="P195"><text:span text:style-name="T224">In </text:span>/<text:span text:style-name="T225">etc/named.conf file is added the following:</text:span></text:p>
      <text:p text:style-name="P195"/>
      <table:table table:name="Table6" table:style-name="Table6">
        <table:table-column table:style-name="Table6.A"/>
        <table:table-row>
          <table:table-cell table:style-name="Table6.A1" office:value-type="string">
            <text:p text:style-name="P114">zone "got.com." IN {</text:p>
            <text:p text:style-name="P114"><text:s text:c="9"/>type master;</text:p>
            <text:p text:style-name="P114"><text:s text:c="9"/>file "got.com.db";</text:p>
            <text:p text:style-name="P115">};</text:p>
          </table:table-cell>
        </table:table-row>
      </table:table>
      <text:p text:style-name="P195"/>
      <text:p text:style-name="P196"><text:span text:style-name="T226">In astapor node,</text:span> /var/named/got.com.db file contains:</text:p>
      <text:p text:style-name="P196"/>
      <table:table table:name="Table7" table:style-name="Table7">
        <table:table-column table:style-name="Table7.A"/>
        <table:table-row>
          <table:table-cell table:style-name="Table7.A1" office:value-type="string">
            <text:p text:style-name="P114"><text:s text:c="12"/><text:tab/> <text:s text:c="2"/>IN <text:s text:c="5"/>1H <text:s text:c="4"/>NS <text:s text:c="13"/>zcs-ha.got.com.</text:p>
            <text:p text:style-name="P114"><text:s text:c="12"/><text:tab/> <text:s text:c="2"/>IN <text:s text:c="5"/>1H <text:s text:c="4"/>MX 5 <text:s text:c="8"/>zcs-ha.got.com.</text:p>
            <text:p text:style-name="P114">zcs-ha <text:s/><text:tab/> <text:s text:c="2"/>IN <text:s text:c="5"/>1H <text:s text:c="4"/>A <text:s text:c="6"/><text:tab/> <text:s text:c="5"/>172.17.18.190</text:p>
            <text:p text:style-name="P114">astapor <text:tab/> <text:s text:c="2"/>IN <text:s text:c="5"/>1H <text:s text:c="4"/>A <text:s text:c="6"/><text:tab/> <text:s text:c="5"/>172.17.18.191</text:p>
            <text:p text:style-name="P115">astapor.got.com IN <text:s text:c="15"/>CNAME <text:s text:c="4"/>zcs-ha.got.com.</text:p>
          </table:table-cell>
        </table:table-row>
      </table:table>
      <text:p text:style-name="P195"/>
      <text:p text:style-name="P197">And a similar <text:span text:style-name="T225">got.com.db </text:span>file must be set on braavos node <text:span text:style-name="T264">replacing</text:span> the corresponding <text:span text:style-name="T7">hostname</text:span> <text:span text:style-name="T227">and </text:span><text:soft-page-break/><text:span text:style-name="T8">IP address</text:span>. <text:span text:style-name="T228">Leave zcs-ha entries without change in both nodes.</text:span></text:p>
      <text:p text:style-name="P195"/>
      <text:p text:style-name="P192">Some u<text:span text:style-name="T216">seful</text:span> commands <text:span text:style-name="T217">to manipulate and consult BIND service on RHEL:</text:span></text:p>
      <text:p text:style-name="P192"/>
      <text:p text:style-name="P192"><text:tab/><text:span text:style-name="T229">named-checkconf -z</text:span></text:p>
      <text:p text:style-name="P192"><text:tab/><text:span text:style-name="T230">service named restart</text:span></text:p>
      <text:p text:style-name="P192"><text:tab/><text:span text:style-name="T230">service named status</text:span></text:p>
      <text:p text:style-name="P192"><text:tab/><text:span text:style-name="T230">dig -t ANY got.com</text:span></text:p>
      <text:p text:style-name="P278"><text:tab/>nslookup <text:span text:style-name="T221">astapor</text:span>.got.com</text:p>
      <text:p text:style-name="P278"/>
      <text:p text:style-name="P278"/>
      <text:p text:style-name="P279"><text:span text:style-name="T326">7</text:span>.1.3. ZCS dependencies</text:p>
      <text:p text:style-name="P278"/>
      <text:p text:style-name="P198">As requirement for ZCS, the following RPM packages must be installed in <text:span text:style-name="T231">the </text:span>OS: <text:span text:style-name="T218">nc, sudo, libidn, gmp, libaio. Some other suggested RPM packages are: perl-5.10.1, sysstat, sqlite.</text:span></text:p>
      <text:p text:style-name="P199"/>
      <text:p text:style-name="P200">The postfix service must be turned off and excluded from boot start-up:</text:p>
      <text:p text:style-name="P201"><text:tab/>service postfix stop</text:p>
      <text:p text:style-name="P280"><text:tab/>chkconfig postfix off</text:p>
      <text:p text:style-name="P129"/>
      <text:p text:style-name="P129"/>
      <text:p text:style-name="P140"><text:span text:style-name="T326">7</text:span>.2. DRBD</text:p>
      <text:p text:style-name="P129"/>
      <text:p text:style-name="P304">The Distributed Replicated Block Device (DRBD) provides a mirrored storage required for the HA environment.</text:p>
      <text:p text:style-name="P281"/>
      <text:p text:style-name="P282"><text:span text:style-name="T326">7</text:span>.2.1. <text:span text:style-name="T232">Initial configuration</text:span></text:p>
      <text:p text:style-name="P182"/>
      <text:p text:style-name="P182"><text:span text:style-name="T249">The following actions must be performed in parallel on </text:span><text:span text:style-name="T265">both</text:span><text:span text:style-name="T5"> </text:span><text:span text:style-name="T249">nodes, except in those cases where otherwise specified.</text:span></text:p>
      <text:p text:style-name="P202"/>
      <text:list xml:id="list3842633773356654894" text:style-name="L5">
        <text:list-item>
          <text:p text:style-name="P386">Ensure to adapt hostname to 'astapor' on the primary node and 'braavos' on the secondary node.</text:p>
          <text:p text:style-name="P313"/>
        </text:list-item>
        <text:list-item>
          <text:p text:style-name="P314">Install RPM packages: </text:p>
        </text:list-item>
      </text:list>
      <text:p text:style-name="P203"><text:tab/>drbd-kmdl-2.6.32-431.el6-8.4.3-33.el6.x86_64</text:p>
      <text:p text:style-name="P203"><text:tab/>drbd-8.4.3-33.el6.x86_64</text:p>
      <text:p text:style-name="P203"/>
      <text:list xml:id="list211537627746937" text:continue-numbering="true" text:style-name="L5">
        <text:list-item>
          <text:p text:style-name="P315">Leave /etc/drbd.conf and /etc/drbd.d/global_common.conf files by default.</text:p>
          <text:p text:style-name="P315"/>
        </text:list-item>
        <text:list-item>
          <text:p text:style-name="P316">Add /etc/drbd.d/optzimbra.res file with the following content:</text:p>
        </text:list-item>
      </text:list>
      <text:p text:style-name="P182"/>
      <table:table table:name="Table3" table:style-name="Table3">
        <table:table-column table:style-name="Table3.A"/>
        <table:table-row>
          <table:table-cell table:style-name="Table3.A1" office:value-type="string">
            <text:p text:style-name="P119">resource <text:span text:style-name="T235">optzimbra</text:span> {</text:p>
            <text:p text:style-name="P119"><text:s/>protocol C;</text:p>
            <text:p text:style-name="P119"><text:s/></text:p>
            <text:p text:style-name="P122"><text:span text:style-name="T184"><text:s/>handlers {</text:span> </text:p>
            <text:p text:style-name="P122"><text:s text:c="2"/>pri-on-incon-degr "halt -f"; </text:p>
            <text:p text:style-name="P122"><text:soft-page-break/><text:s/>}</text:p>
            <text:p text:style-name="P122"><text:s/>startup {</text:p>
            <text:p text:style-name="P122"><text:s text:c="2"/>degr-wfc-timeout 120; # 2 minutes</text:p>
            <text:p text:style-name="P122"><text:s/>}</text:p>
            <text:p text:style-name="P122"><text:s/>disk {</text:p>
            <text:p text:style-name="P122"><text:s text:c="2"/>on-io-error detach;</text:p>
            <text:p text:style-name="P122"><text:s/>}</text:p>
            <text:p text:style-name="P122"><text:s/>net {</text:p>
            <text:p text:style-name="P122"><text:s/>}</text:p>
            <text:p text:style-name="P122"><text:s/>syncer {</text:p>
            <text:p text:style-name="P122"><text:s text:c="2"/>rate 10M;</text:p>
            <text:p text:style-name="P122"><text:s text:c="2"/>al-extents 257;</text:p>
            <text:p text:style-name="P122"><text:s/>} </text:p>
            <text:p text:style-name="P122"><text:s/>on astapor.got.com {</text:p>
            <text:p text:style-name="P122"><text:s text:c="2"/>device /dev/drbd0;</text:p>
            <text:p text:style-name="P124"><text:s text:c="2"/><text:span text:style-name="T184">disk /dev/vdb1;</text:span></text:p>
            <text:p text:style-name="P119"><text:s text:c="2"/>address 172.17.18.191:7788;</text:p>
            <text:p text:style-name="P121"><text:s text:c="2"/>flexible-meta-disk /dev/vdc1; </text:p>
            <text:p text:style-name="P119"><text:s/>}</text:p>
            <text:p text:style-name="P119"><text:s/>on braavos.got.com {</text:p>
            <text:p text:style-name="P119"><text:s text:c="2"/>device /dev/drbd0;</text:p>
            <text:p text:style-name="P121"><text:s text:c="2"/>disk /dev/vdb1;</text:p>
            <text:p text:style-name="P119"><text:s text:c="2"/>address 172.17.18.192:7788;</text:p>
            <text:p text:style-name="P121"><text:s text:c="2"/>flexible-meta-disk /dev/vdc1; </text:p>
            <text:p text:style-name="P122"><text:s/>}</text:p>
            <text:p text:style-name="P122">}</text:p>
          </table:table-cell>
        </table:table-row>
      </table:table>
      <text:p text:style-name="P204"/>
      <text:list xml:id="list1437901969771452592" text:style-name="L6">
        <text:list-item>
          <text:p text:style-name="P367"><text:span text:style-name="T24">Remove from /etc/fstab file any reference to /dev/vdb1 or /dev/vdc1 devices</text:span><text:span text:style-name="T198">, as drbd is going to handle its mounting.</text:span></text:p>
          <text:p text:style-name="P375"/>
        </text:list-item>
      </text:list>
      <text:list xml:id="list6643083482276686581" text:style-name="L7">
        <text:list-item>
          <text:p text:style-name="P376">Initialize data and metadata disks:</text:p>
        </text:list-item>
      </text:list>
      <text:p text:style-name="P290"><text:tab/>dd if=/dev/zero of=/dev/vdb1 bs=1K count=100</text:p>
      <text:p text:style-name="P290"><text:tab/>dd if=/dev/zero of=/dev/vdc1 bs=1K count=100</text:p>
      <text:p text:style-name="P290"/>
      <text:list xml:id="list5449024066376391039" text:style-name="L8">
        <text:list-item>
          <text:p text:style-name="P378">Start DRBD module:</text:p>
        </text:list-item>
      </text:list>
      <text:p text:style-name="P291"><text:tab/>modprobe drbd</text:p>
      <text:p text:style-name="P291"/>
      <text:list xml:id="list2415482628770396125" text:style-name="L9">
        <text:list-item>
          <text:p text:style-name="P377">Create resource:</text:p>
        </text:list-item>
      </text:list>
      <text:p text:style-name="P290"><text:tab/>drbdadm create-md <text:span text:style-name="T235">optzimbra</text:span></text:p>
      <text:p text:style-name="P290"/>
      <text:list xml:id="list211536192269758" text:continue-numbering="true" text:style-name="L9">
        <text:list-item>
          <text:p text:style-name="P317"><text:span text:style-name="T185">Execute first DRBD synchronisation on </text:span><text:span text:style-name="T186">astapor</text:span><text:span text:style-name="T185">:</text:span></text:p>
        </text:list-item>
      </text:list>
      <text:p text:style-name="P292"><text:tab/>drbdadm up <text:span text:style-name="T235">optzimbra</text:span></text:p>
      <text:p text:style-name="P292"><text:tab/>drbdadm primary --force <text:span text:style-name="T235">optzimbra</text:span></text:p>
      <text:p text:style-name="P293"><text:tab/>drbdadm --discard-my-data connect <text:span text:style-name="T235">optzimbra</text:span></text:p>
      <text:p text:style-name="P293"/>
      <text:list xml:id="list211536221483443" text:continue-numbering="true" text:style-name="L9">
        <text:list-item>
          <text:p text:style-name="P379">It is possible to check synchronisation status with:</text:p>
        </text:list-item>
      </text:list>
      <text:p text:style-name="P294"><text:soft-page-break/><text:tab/>watch cat /proc/drbd</text:p>
      <text:p text:style-name="P294"/>
      <text:list xml:id="list211537766699602" text:continue-numbering="true" text:style-name="L9">
        <text:list-item>
          <text:p text:style-name="P320">Final output will show:</text:p>
        </text:list-item>
      </text:list>
      <text:p text:style-name="P143"><text:tab/>ds:UpToDate/UpToDate</text:p>
      <text:p text:style-name="P143"/>
      <text:list xml:id="list211537505663409" text:continue-numbering="true" text:style-name="L9">
        <text:list-item>
          <text:p text:style-name="P321"><text:span text:style-name="T236">V</text:span>erify <text:span text:style-name="T236">current roles</text:span>:</text:p>
        </text:list-item>
      </text:list>
      <text:p text:style-name="P205"><text:tab/>drbdadm role <text:span text:style-name="T187">optzimbra</text:span></text:p>
      <text:p text:style-name="P206"><text:tab/>It will show 'Primary/Secondary' on astapor </text:p>
      <text:p text:style-name="P206"><text:tab/>and 'Secondary/Primary' on braavos node.</text:p>
      <text:p text:style-name="P206"/>
      <text:list xml:id="list211536840309890" text:continue-numbering="true" text:style-name="L9">
        <text:list-item>
          <text:p text:style-name="P322">Now <text:span text:style-name="T237">make the filesystem </text:span>on astapor:</text:p>
        </text:list-item>
      </text:list>
      <text:p text:style-name="P207"><text:tab/>mkfs.ext4 /dev/drbd0</text:p>
      <text:p text:style-name="P207"/>
      <text:list xml:id="list211536744752803" text:continue-numbering="true" text:style-name="L9">
        <text:list-item>
          <text:p text:style-name="P323">Then <text:span text:style-name="T238">de</text:span>mote <text:span text:style-name="T239">node</text:span> to secondary, <text:span text:style-name="T240">by executing only on astapor</text:span>:</text:p>
        </text:list-item>
      </text:list>
      <text:p text:style-name="P208"><text:tab/>drbdadm secondary <text:span text:style-name="T187">optzimbra</text:span></text:p>
      <text:p text:style-name="P208"/>
      <text:list xml:id="list211536142398936" text:continue-numbering="true" text:style-name="L9">
        <text:list-item>
          <text:p text:style-name="P324"><text:span text:style-name="T241">P</text:span>romote <text:span text:style-name="T239">node</text:span> to primary, by executing only on braavos:</text:p>
        </text:list-item>
      </text:list>
      <text:p text:style-name="P210"><text:tab/>drbdadm primary <text:span text:style-name="T187">optzimbra</text:span></text:p>
      <text:p text:style-name="P210"/>
      <text:list xml:id="list211537530169976" text:continue-numbering="true" text:style-name="L9">
        <text:list-item>
          <text:p text:style-name="P322"><text:span text:style-name="T241">Make the filesystem </text:span>on <text:span text:style-name="T242">braavos</text:span>:</text:p>
        </text:list-item>
      </text:list>
      <text:p text:style-name="P207"><text:tab/>mkfs.ext4 /dev/drbd0</text:p>
      <text:p text:style-name="P207"/>
      <text:p text:style-name="P283">Now it is <text:span text:style-name="T233">necessary</text:span> to revert the roles <text:span text:style-name="T234">back</text:span>, making braavos the secondary node and astapor the primary one.</text:p>
      <text:p text:style-name="P284"/>
      <text:p text:style-name="P284"/>
      <text:p text:style-name="P284"><text:span text:style-name="T350">7</text:span>.2.2. <text:span text:style-name="T309">DRBD Split Brain Recovery</text:span></text:p>
      <text:p text:style-name="P212"/>
      <text:p text:style-name="P212"><text:bookmark-start text:name="__DdeLink__3424_1151401161"/>Assuming that the primary node is still consistent, and the secondary node has an inconsistent state, it would be necessary to recover data loss.<text:bookmark-end text:name="__DdeLink__3424_1151401161"/> <text:span text:style-name="T351">The following actions will allow to recover the data corrupted in secondary node.</text:span></text:p>
      <text:p text:style-name="P213"/>
      <text:p text:style-name="P213"><text:span text:style-name="T243">I</text:span>n <text:span text:style-name="T318">b</text:span>oth nodes:</text:p>
      <text:p text:style-name="P213"><text:tab/>drbdadm disconnect <text:span text:style-name="T187">optzimbra</text:span></text:p>
      <text:p text:style-name="P213"><text:s text:c="2"/></text:p>
      <text:p text:style-name="P213"><text:span text:style-name="T243">I</text:span>n <text:span text:style-name="T323">the </text:span>secondary node:</text:p>
      <text:p text:style-name="P213"><text:tab/> <text:s/>drbdadm secondary <text:span text:style-name="T187">optzimbra</text:span></text:p>
      <text:p text:style-name="P213"><text:tab/> <text:s/>drbdadm connect --discard-my-data <text:span text:style-name="T187">optzimbra</text:span></text:p>
      <text:p text:style-name="P213"/>
      <text:p text:style-name="P213"><text:span text:style-name="T244">I</text:span>n <text:span text:style-name="T245">the </text:span>primary <text:span text:style-name="T246">node</text:span>:</text:p>
      <text:p text:style-name="P213"><text:tab/> <text:s/>drbdadm connect <text:span text:style-name="T187">optzimbra</text:span></text:p>
      <text:p text:style-name="P213"/>
      <text:p text:style-name="P214">Finally it is possible to check the sync status, showing a similar message:</text:p>
      <text:p text:style-name="P214"><text:tab/>cat /proc/drbd </text:p>
      <text:p text:style-name="P214"/>
      <table:table table:name="Table10" table:style-name="Table10">
        <table:table-column table:style-name="Table10.A"/>
        <table:table-row>
          <table:table-cell table:style-name="Table10.A1" office:value-type="string">
            <text:p text:style-name="P215">cs:Connected ro:Primary/Secondary ds:UpToDate/UpToDate C r-----</text:p>
          </table:table-cell>
        </table:table-row>
      </table:table>
      <text:p text:style-name="P285"><text:soft-page-break/></text:p>
      <text:p text:style-name="P285"/>
      <text:p text:style-name="P139"><text:span text:style-name="T326">7</text:span>.3. ZCS</text:p>
      <text:p text:style-name="P132"/>
      <text:p text:style-name="P307">Here will be fully installed ZCS on astapor, but just a dummy installation on braavos, <text:span text:style-name="T247">since DRBD will replicate the data to the other node.</text:span></text:p>
      <text:p text:style-name="P302"/>
      <text:p text:style-name="P302"><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86"><text:tab/>http://files.zimbra.com/website/docs/8.5/Zimbra_OS_Quick_Start_8.5.0.pdf</text:p>
      <text:p text:style-name="P129"/>
      <text:p text:style-name="P132"><text:span text:style-name="T326">7</text:span>.3.1. ZCS <text:span text:style-name="T248">full install on primary node</text:span></text:p>
      <text:p text:style-name="P216"/>
      <text:p text:style-name="P216"><text:span text:style-name="T249">The following actions must be performed sequentially on </text:span><text:span text:style-name="T5">astapor</text:span><text:span text:style-name="T249">.</text:span></text:p>
      <text:p text:style-name="P217"/>
      <text:list xml:id="list5901668332236430570" text:style-name="L10">
        <text:list-item>
          <text:p text:style-name="P368"><text:span text:style-name="T25">Create</text:span><text:span text:style-name="T26"> directory for ZCS:</text:span></text:p>
        </text:list-item>
      </text:list>
      <text:p text:style-name="P218"><text:tab/>mkdir <text:s text:c="2"/>/opt/zimbra</text:p>
      <text:p text:style-name="P218"/>
      <text:list xml:id="list211537188615544" text:continue-numbering="true" text:style-name="L10">
        <text:list-item>
          <text:p text:style-name="P326">Mount DRBD device on ZCS mount point:</text:p>
        </text:list-item>
      </text:list>
      <text:p text:style-name="P218"><text:tab/>mount <text:s text:c="2"/>/dev/drbd0 <text:s text:c="2"/>/opt/zimbra</text:p>
      <text:p text:style-name="P218"/>
      <text:list xml:id="list211537131836592" text:continue-numbering="true" text:style-name="L10">
        <text:list-item>
          <text:p text:style-name="P329">Check mounted device:</text:p>
        </text:list-item>
      </text:list>
      <text:p text:style-name="P218"><text:tab/><text:span text:style-name="T250">df | grep zimbra</text:span></text:p>
      <text:p text:style-name="P218"><text:tab/><text:span text:style-name="T250">mount | grep zimbra</text:span></text:p>
      <text:p text:style-name="P218"/>
      <text:list xml:id="list211538013647962" text:continue-numbering="true" text:style-name="L10">
        <text:list-item>
          <text:p text:style-name="P331">Set manual virtual link configuration temporally:</text:p>
        </text:list-item>
      </text:list>
      <text:p text:style-name="P219"><text:tab/>ifconfig eth0:1 inet 172.17.18.190 netmask 255.255.255.0</text:p>
      <text:p text:style-name="P219"/>
      <text:list xml:id="list211536044292575" text:continue-numbering="true" text:style-name="L10">
        <text:list-item>
          <text:p text:style-name="P332">Set split DNS hostname <text:span text:style-name="T251">temporally:</text:span></text:p>
        </text:list-item>
      </text:list>
      <text:p text:style-name="P220"><text:tab/>hostname zcs-ha.got.com</text:p>
      <text:p text:style-name="P220"/>
      <text:p text:style-name="P221">It is also recommendable to change /etc/sysconfig/network file.</text:p>
      <text:p text:style-name="P221"/>
      <text:list xml:id="list211536325412994" text:continue-numbering="true" text:style-name="L10">
        <text:list-item>
          <text:p text:style-name="P329">Unpack <text:span text:style-name="T252">ZCS</text:span> installer and proceed with full installation:</text:p>
        </text:list-item>
      </text:list>
      <text:p text:style-name="P219"><text:tab/>./<text:span text:style-name="T253">install.sh</text:span></text:p>
      <text:p text:style-name="P219"/>
      <text:list xml:id="list211536979967614" text:continue-numbering="true" text:style-name="L10">
        <text:list-item>
          <text:p text:style-name="P318"><text:span text:style-name="T310">Leave a</text:span><text:span text:style-name="T188">ll packages to install by default, </text:span><text:span text:style-name="T189">and follow the process.</text:span></text:p>
        </text:list-item>
      </text:list>
      <text:p text:style-name="P296"/>
      <text:list xml:id="list211537257444660" text:continue-numbering="true" text:style-name="L10">
        <text:list-item>
          <text:p text:style-name="P333">When promp<text:bookmark text:name="1097799"/>ted for <text:span text:style-name="T1">domain name </text:span><text:span text:style-name="T3">change</text:span>, select “Yes” and then provide: got.com</text:p>
        </text:list-item>
      </text:list>
      <text:p text:style-name="P222"/>
      <text:list xml:id="list211536622201313" text:continue-numbering="true" text:style-name="L10">
        <text:list-item>
          <text:p text:style-name="P318"><text:span text:style-name="T311">On “Main Menu” section, set admin user password</text:span><text:span text:style-name="T190"> by browsing through </text:span><text:span text:style-name="T191">option</text:span><text:span text:style-name="T190"> 3 and then 4:</text:span></text:p>
        </text:list-item>
      </text:list>
      <text:p text:style-name="P183"><text:span text:style-name="T190"><text:tab/>“Password for admin@zcs-ha.got.com (min 6 chara</text:span><text:bookmark text:name="result_box21"/><text:span text:style-name="T190">cters):”</text:span></text:p>
      <text:p text:style-name="P297"/>
      <text:list xml:id="list211536231871547" text:continue-numbering="true" text:style-name="L10">
        <text:list-item>
          <text:p text:style-name="P318"><text:span text:style-name="T312">A</text:span><text:bookmark text:name="1114794"/><text:span text:style-name="T312">pply configuration and advance until ZCS</text:span><text:span text:style-name="T192"> </text:span><text:span text:style-name="T193">setup</text:span><text:span text:style-name="T192"> </text:span><text:span text:style-name="T193">process </text:span><text:span text:style-name="T192">is complete</text:span><text:span text:style-name="T194">d</text:span><text:span text:style-name="T192">:</text:span></text:p>
        </text:list-item>
      </text:list>
      <text:p text:style-name="P298"><text:tab/>“Configuration complete - press return to exit”</text:p>
      <text:p text:style-name="P298"><text:soft-page-break/></text:p>
      <text:list xml:id="list211536356711750" text:continue-numbering="true" text:style-name="L10">
        <text:list-item>
          <text:p text:style-name="P334">C<text:bookmark text:name="1117793"/>heck ZCS status:</text:p>
        </text:list-item>
      </text:list>
      <text:p text:style-name="P223"><text:tab/>service zimbra status</text:p>
      <text:p text:style-name="P223"/>
      <text:list xml:id="list211536292204459" text:continue-numbering="true" text:style-name="L10">
        <text:list-item>
          <text:p text:style-name="P335">Stop ZCS:</text:p>
        </text:list-item>
      </text:list>
      <text:p text:style-name="P224"><text:tab/><text:span text:style-name="T254">service zimbra st</text:span>op</text:p>
      <text:p text:style-name="P224"/>
      <text:list xml:id="list211536796659578" text:continue-numbering="true" text:style-name="L10">
        <text:list-item>
          <text:p text:style-name="P326"><text:span text:style-name="T255">Um</text:span>ount DRBD device:</text:p>
        </text:list-item>
      </text:list>
      <text:p text:style-name="P218"><text:tab/><text:span text:style-name="T255">u</text:span>mount <text:s text:c="2"/>/opt/zimbra</text:p>
      <text:p text:style-name="P218"/>
      <text:list xml:id="list211537507759429" text:continue-numbering="true" text:style-name="L10">
        <text:list-item>
          <text:p text:style-name="P332">Set <text:span text:style-name="T256">original </text:span>DNS hostname<text:span text:style-name="T251">:</text:span></text:p>
        </text:list-item>
      </text:list>
      <text:p text:style-name="P220"><text:tab/>hostname <text:span text:style-name="T256">astapor</text:span>.got.com</text:p>
      <text:p text:style-name="P220"/>
      <text:p text:style-name="P221">Revert change in /etc/sysconfig/network file <text:span text:style-name="T257">as needed</text:span>.</text:p>
      <text:p text:style-name="P221"/>
      <text:list xml:id="list211536600451869" text:continue-numbering="true" text:style-name="L10">
        <text:list-item>
          <text:p text:style-name="P331"><text:span text:style-name="T258">Delete </text:span>temporal virtual link configuration:</text:p>
        </text:list-item>
      </text:list>
      <text:p text:style-name="P225"><text:tab/>ifconfig eth0:1 down</text:p>
      <text:p text:style-name="P225"/>
      <text:list xml:id="list4476543131713792116" text:style-name="L11">
        <text:list-item>
          <text:p text:style-name="P369"><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3"><text:tab/>drbdadm secondary <text:span text:style-name="T187">optzimbra</text:span></text:p>
      <text:p text:style-name="P129"/>
      <text:p text:style-name="P129"/>
      <text:p text:style-name="P132"><text:span text:style-name="T326">7</text:span>.3.2. ZCS <text:span text:style-name="T260">dummy install on secondary node</text:span></text:p>
      <text:p text:style-name="P216"/>
      <text:p text:style-name="P216"><text:span text:style-name="T249">The following actions must be performed sequentially on </text:span><text:span text:style-name="T5">braavos</text:span><text:span text:style-name="T249">.</text:span></text:p>
      <text:p text:style-name="P209"/>
      <text:list xml:id="list1046497296925714022" text:style-name="L12">
        <text:list-item>
          <text:p text:style-name="P370"><text:span text:style-name="T30">P</text:span><text:span text:style-name="T31">romote braavos to primary </text:span><text:span text:style-name="T29">DRBD</text:span><text:span text:style-name="T31">:</text:span></text:p>
        </text:list-item>
      </text:list>
      <text:p text:style-name="P211"><text:tab/>drbdadm primary <text:span text:style-name="T187">optzimbra</text:span></text:p>
      <text:p text:style-name="P299"/>
      <text:list xml:id="list6606288103169065306" text:style-name="L13">
        <text:list-item>
          <text:p text:style-name="P337">Create directory for ZCS:</text:p>
        </text:list-item>
      </text:list>
      <text:p text:style-name="P218"><text:tab/>mkdir <text:s text:c="2"/>/opt/zimbra</text:p>
      <text:p text:style-name="P218"/>
      <text:list xml:id="list211537541210581" text:continue-numbering="true" text:style-name="L13">
        <text:list-item>
          <text:p text:style-name="P327">Mount DRBD device on ZCS mount point:</text:p>
        </text:list-item>
      </text:list>
      <text:p text:style-name="P218"><text:tab/>mount <text:s text:c="2"/>/dev/drbd0 <text:s text:c="2"/>/opt/zimbra</text:p>
      <text:p text:style-name="P218"/>
      <text:list xml:id="list211537405233760" text:continue-numbering="true" text:style-name="L13">
        <text:list-item>
          <text:p text:style-name="P330">Check mounted device:</text:p>
        </text:list-item>
      </text:list>
      <text:p text:style-name="P218"><text:tab/><text:span text:style-name="T250">df | grep zimbra</text:span></text:p>
      <text:p text:style-name="P218"><text:tab/><text:span text:style-name="T250">mount | grep zimbra</text:span></text:p>
      <text:p text:style-name="P218"/>
      <text:list xml:id="list211538156998057" text:continue-numbering="true" text:style-name="L13">
        <text:list-item>
          <text:p text:style-name="P330">Unpack ZCS installer and proceed with <text:span text:style-name="T330">a </text:span>dummy installation:</text:p>
        </text:list-item>
      </text:list>
      <text:p text:style-name="P273"><text:tab/>./install.sh -s</text:p>
      <text:p text:style-name="P183"/>
      <text:list xml:id="list4848235052548312209" text:style-name="L14">
        <text:list-item>
          <text:p text:style-name="P336">Stop ZCS:</text:p>
        </text:list-item>
      </text:list>
      <text:p text:style-name="P274"><text:tab/>service zimbra stop</text:p>
      <text:p text:style-name="P224"/>
      <text:list xml:id="list211537980707638" text:continue-numbering="true" text:style-name="L14">
        <text:list-item>
          <text:p text:style-name="P328"><text:span text:style-name="T255">Um</text:span>ount DRBD device:</text:p>
        </text:list-item>
      </text:list>
      <text:p text:style-name="P274"><text:soft-page-break/><text:tab/>umount <text:s text:c="2"/>/opt/zimbra</text:p>
      <text:p text:style-name="P218"/>
      <text:list xml:id="list211537596935189" text:continue-list="list1046497296925714022" text:style-name="L12">
        <text:list-item>
          <text:p text:style-name="P325"><text:span text:style-name="T261">De</text:span>mote braavos <text:span text:style-name="T262">back </text:span>to <text:span text:style-name="T262">secondary</text:span> <text:span text:style-name="T259">DRBD</text:span>:</text:p>
        </text:list-item>
      </text:list>
      <text:p text:style-name="P211"><text:tab/>drbdadm <text:span text:style-name="T262">secondary</text:span> <text:span text:style-name="T187">optzimbra</text:span></text:p>
      <text:p text:style-name="P299"/>
      <text:list xml:id="list211537786664558" text:continue-numbering="true" text:style-name="L12">
        <text:list-item>
          <text:p text:style-name="P325"><text:span text:style-name="T241">P</text:span>romote <text:span text:style-name="T262">astapor</text:span> <text:span text:style-name="T262">back </text:span>to <text:span text:style-name="T262">primary</text:span> <text:span text:style-name="T259">DRBD, executing from astapor node</text:span>:</text:p>
        </text:list-item>
      </text:list>
      <text:p text:style-name="P211"><text:tab/>drbdadm <text:span text:style-name="T262">primary</text:span> <text:span text:style-name="T187">optzimbra</text:span></text:p>
      <text:p text:style-name="P299"/>
      <text:p text:style-name="P275">At this point DRBD has to synchronize data from primary node, so check the status until it is done:</text:p>
      <text:p text:style-name="P146"><text:tab/>watch cat /proc/drbd</text:p>
      <text:p text:style-name="P129"/>
      <text:p text:style-name="P129"/>
      <text:h text:style-name="P311" text:outline-level="1"><text:span text:style-name="T326">7</text:span>.4. OCF</text:h>
      <text:p text:style-name="P300"/>
      <text:p text:style-name="P300">Open Cluster Framework, standard scripts to control services such as ZCS. <text:span text:style-name="T263">Following actions must be performed in both nodes.</text:span></text:p>
      <text:p text:style-name="P226"/>
      <text:list xml:id="list2342721003852940478" text:style-name="L15">
        <text:list-item>
          <text:p text:style-name="P338">Create file /usr/lib/ocf/resource.d/btactic/zimbra:</text:p>
        </text:list-item>
      </text:list>
      <text:p text:style-name="P227"/>
      <text:p text:style-name="P301"><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89"/>
      <text:p text:style-name="P184"><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2338105320866598892" text:style-name="L16">
        <text:list-item>
          <text:p text:style-name="P339">Also create the following symbolic link:</text:p>
        </text:list-item>
      </text:list>
      <text:p text:style-name="P308"><text:tab/>ln <text:s/>-s <text:s/>/usr/lib/ocf/resource.d/btactic/zimbra <text:s/>/usr/lib/ocf/resource.d/heartbeat/</text:p>
      <text:p text:style-name="P295"/>
      <text:p text:style-name="P287"><text:span text:style-name="T184">In </text:span><text:span text:style-name="T195">section </text:span><text:span text:style-name="T197">7</text:span><text:span text:style-name="T196">.5</text:span><text:span text:style-name="T195"> this file will be referenced.</text:span></text:p>
      <text:p text:style-name="P129"/>
      <text:p text:style-name="P129"/>
      <text:p text:style-name="P138"><text:span text:style-name="T326">7</text:span>.5. <text:span text:style-name="T308">Pacemaker</text:span></text:p>
      <text:p text:style-name="P134"/>
      <text:p text:style-name="P305"><text:span text:style-name="T313">Resource manager, starts and stops services</text:span><text:span text:style-name="T106"> </text:span><text:span text:style-name="T107">orderly</text:span><text:span text:style-name="T313">.</text:span></text:p>
      <text:p text:style-name="P185"/>
      <text:list xml:id="list7460539756511584946" text:style-name="L17">
        <text:list-item>
          <text:p text:style-name="P340">Install RPM packages:</text:p>
        </text:list-item>
      </text:list>
      <text:p text:style-name="P116">pacemaker-cluster-libs-1.1.10-14.el6.x86_64</text:p>
      <text:p text:style-name="P116">pacemaker-libs-1.1.10-14.el6.x86_64</text:p>
      <text:p text:style-name="P116">pacemaker-cli-1.1.10-14.el6.x86_64</text:p>
      <text:p text:style-name="P116">pacemaker-1.1.10-14.el6.x86_64</text:p>
      <text:p text:style-name="P117">cman-3.0.12.1-59.el6.x86_64</text:p>
      <text:p text:style-name="P117">crmsh-1.2.5-0.el6.x86_64</text:p>
      <text:p text:style-name="P117">ccs-0.16.2-69.el6.x86_64</text:p>
      <text:p text:style-name="P117"><text:soft-page-break/>resource-agents-3.9.2-40.el6_5.7.x86_64</text:p>
      <text:p text:style-name="P144"/>
      <text:p text:style-name="P145"><text:span text:style-name="T83">Usually it is difficult to obtain the required RPM's for RHEL, so an alternative is to a</text:span>dd CentOS repository by editing /etc/yum.repo.d/centos.repo file with:</text:p>
      <text:p text:style-name="P144"><text:bookmark text:name="result_box23"/></text:p>
      <table:table table:name="Table9" table:style-name="Table9">
        <table:table-column table:style-name="Table9.A"/>
        <table:table-row>
          <table:table-cell table:style-name="Table9.A1" office:value-type="string">
            <text:p text:style-name="P100">[centos-6-base]</text:p>
            <text:p text:style-name="P107">name=CentOS-$releasever - Base</text:p>
            <text:p text:style-name="P107">mirrorlist=http://mirrorlist.centos.org/?release=6.5&amp;arch=x86_64&amp;repo=os</text:p>
            <text:p text:style-name="P107">enabled=0</text:p>
            <text:p text:style-name="P107">gpgcheck=0</text:p>
            <text:p text:style-name="P108">baseurl=http://mirror.centos.org/centos/6.5/os/x86_64/</text:p>
          </table:table-cell>
        </table:table-row>
      </table:table>
      <text:p text:style-name="P229"/>
      <text:list xml:id="list4215257208772832408" text:style-name="L18">
        <text:list-item>
          <text:p text:style-name="P341">Then update and install: </text:p>
        </text:list-item>
      </text:list>
      <text:p text:style-name="P228"><text:tab/>yum install --enablerepo=centos-6-base pacemaker <text:span text:style-name="T266">\</text:span></text:p>
      <text:p text:style-name="P230"><text:tab/><text:tab/>pcs.noarch <text:s/>cman ccs resource-agents crmsh</text:p>
      <text:p text:style-name="P231"/>
      <text:p text:style-name="P232">There are two ways to interact with Pacemaker configuration. <text:span text:style-name="T267">The f</text:span>irst one <text:span text:style-name="T268">is using the crmsh interpreter, starting the crm shell with “crm” command, and then providing configuration sentences. For instance:</text:span></text:p>
      <text:p text:style-name="P232"><text:tab/>[root@astapor ~]# crm</text:p>
      <text:p text:style-name="P232"><text:tab/>crm(live)# <text:span text:style-name="T269">help</text:span></text:p>
      <text:p text:style-name="P233"><text:tab/>crm(<text:span text:style-name="T270">live</text:span>)# <text:span text:style-name="T271">quit</text:span></text:p>
      <text:p text:style-name="P231"/>
      <text:p text:style-name="P234">Another way would be <text:span text:style-name="T268">through </text:span><text:span text:style-name="T6">pcs</text:span><text:span text:style-name="T268"> and </text:span><text:span text:style-name="T6">ccs</text:span><text:span text:style-name="T268"> instructions directly from a linux tty in a bash session. Following is going to be used this way to configure de cluster, executing the commands only on the primary node.</text:span></text:p>
      <text:p text:style-name="P234"/>
      <text:list xml:id="list5109464173335666849" text:style-name="L19">
        <text:list-item>
          <text:p text:style-name="P371"><text:span text:style-name="T32">Create the cluster</text:span><text:span text:style-name="T33">:</text:span></text:p>
        </text:list-item>
      </text:list>
      <text:p text:style-name="P231"><text:tab/><text:span text:style-name="T272">ccs --file /etc/cluster/cluster.conf --createcluster zcsCluster</text:span></text:p>
      <text:p text:style-name="P231"/>
      <text:list xml:id="list211538141424848" text:continue-numbering="true" text:style-name="L19">
        <text:list-item>
          <text:p text:style-name="P342">Add the nodes:</text:p>
        </text:list-item>
      </text:list>
      <text:p text:style-name="P235"><text:tab/>ccs --file /etc/cluster/cluster.conf --addnode astapor.got.com</text:p>
      <text:p text:style-name="P235"><text:tab/>ccs --file /etc/cluster/cluster.conf --addnode braavos.got.com</text:p>
      <text:p text:style-name="P231"/>
      <text:list xml:id="list690894213747127305" text:style-name="L20">
        <text:list-item>
          <text:p text:style-name="P343">Set fencing to defer to Pacemaker:</text:p>
        </text:list-item>
      </text:list>
      <text:p text:style-name="P236"/>
      <text:p text:style-name="P238"><text:span text:style-name="T314"><text:tab/></text:span>ccs --file /etc/cluster/cluster.conf --addfencedev \</text:p>
      <text:p text:style-name="P238"><text:tab/><text:tab/>pcmk agent=fence_pcmk</text:p>
      <text:p text:style-name="P238"><text:tab/>ccs --file /etc/cluster/cluster.conf --addmethod \</text:p>
      <text:p text:style-name="P238"><text:tab/><text:tab/>pcmk-redirect astapor.got.com</text:p>
      <text:p text:style-name="P238"><text:tab/>ccs --file /etc/cluster/cluster.conf --addmethod \</text:p>
      <text:p text:style-name="P238"><text:tab/><text:tab/>pcmk-redirect braavos.got.com</text:p>
      <text:p text:style-name="P238"><text:tab/>ccs --file /etc/cluster/cluster.conf --addfenceinst pcmk \</text:p>
      <text:p text:style-name="P238"><text:tab/><text:tab/>astapor.got.com pcmk-redirect port=astapor.got.com</text:p>
      <text:p text:style-name="P238"><text:tab/>ccs --file /etc/cluster/cluster.conf --addfenceinst pcmk \</text:p>
      <text:p text:style-name="P238"><text:tab/><text:tab/>braavos.got.com pcmk-redirect port=braavos.got.com</text:p>
      <text:p text:style-name="P238"><text:soft-page-break/></text:p>
      <text:list xml:id="list211537023012633" text:continue-numbering="true" text:style-name="L20">
        <text:list-item>
          <text:p text:style-name="P343">Disable CMAN quorum:</text:p>
        </text:list-item>
      </text:list>
      <text:p text:style-name="P236"/>
      <text:p text:style-name="P239">T<text:span text:style-name="T314">his will let the cluster function if only one node is up, </text:span>and it is necessary to be performed in both nodes.</text:p>
      <text:p text:style-name="P239"/>
      <text:p text:style-name="P239"><text:tab/>echo "CMAN_QUORUM_TIMEOUT=0" &gt;&gt; /etc/sysconfig/cman</text:p>
      <text:p text:style-name="P239"/>
      <text:list xml:id="list211537270761752" text:continue-numbering="true" text:style-name="L20">
        <text:list-item>
          <text:p text:style-name="P345">Start Pacemaker Cluster:</text:p>
        </text:list-item>
      </text:list>
      <text:p text:style-name="P236"><text:tab/>pcs cluster start --all</text:p>
      <text:p text:style-name="P236"><text:tab/><text:span text:style-name="T273">Also equivalent to execute on each node,</text:span></text:p>
      <text:p text:style-name="P236"><text:tab/>“<text:span text:style-name="T273">service pacemaker start” or “</text:span>pcs cluster start”</text:p>
      <text:p text:style-name="P236"/>
      <text:list xml:id="list7325611255096850007" text:style-name="L21">
        <text:list-item>
          <text:p text:style-name="P346">Copy cluster file to secondary node:</text:p>
        </text:list-item>
      </text:list>
      <text:p text:style-name="P240"><text:tab/>scp -p /etc/cluster/cluster.conf <text:s/>braavos:/etc/cluster/</text:p>
      <text:p text:style-name="P241"/>
      <text:list xml:id="list211536172033279" text:continue-numbering="true" text:style-name="L21">
        <text:list-item>
          <text:p text:style-name="P347">Check Pacemaker cluster status:</text:p>
        </text:list-item>
      </text:list>
      <text:p text:style-name="P241"><text:tab/>pcs status</text:p>
      <text:p text:style-name="P241"><text:tab/>crm_mon -1</text:p>
      <text:p text:style-name="P236"/>
      <text:list xml:id="list211537226790933" text:continue-list="list211537270761752" text:style-name="L20">
        <text:list-item>
          <text:p text:style-name="P343">Show current cluster config:</text:p>
        </text:list-item>
      </text:list>
      <text:p text:style-name="P236"><text:tab/>pcs config</text:p>
      <text:p text:style-name="P236"><text:tab/>pcs property</text:p>
      <text:p text:style-name="P243"><text:tab/>crm configure show</text:p>
      <text:p text:style-name="P236"><text:s text:c="2"/></text:p>
      <text:list xml:id="list211536871618740" text:continue-numbering="true" text:style-name="L20">
        <text:list-item>
          <text:p text:style-name="P343">Check configuration validity:</text:p>
        </text:list-item>
      </text:list>
      <text:p text:style-name="P236"><text:tab/>crm_verify -L -V</text:p>
      <text:p text:style-name="P185"/>
      <text:list xml:id="list211537657865812" text:continue-numbering="true" text:style-name="L20">
        <text:list-item>
          <text:p text:style-name="P349">Disable STONITH <text:span text:style-name="T274">(a type of fencing)</text:span>:</text:p>
        </text:list-item>
      </text:list>
      <text:p text:style-name="P244"><text:tab/>pcs property set stonith-enabled=false</text:p>
      <text:p text:style-name="P244"/>
      <text:list xml:id="list211538046328570" text:continue-numbering="true" text:style-name="L20">
        <text:list-item>
          <text:p text:style-name="P349">Ignore Quorum Policy:</text:p>
        </text:list-item>
      </text:list>
      <text:p text:style-name="P244"><text:tab/>pcs property set no-quorum-policy=ignore</text:p>
      <text:p text:style-name="P244"/>
      <text:list xml:id="list211537594619559" text:continue-numbering="true" text:style-name="L20">
        <text:list-item>
          <text:p text:style-name="P350">Set reconnect attempt:</text:p>
        </text:list-item>
      </text:list>
      <text:p text:style-name="P245"><text:tab/>pcs property set migration-threshold=1 --force</text:p>
      <text:p text:style-name="P245"/>
      <text:list xml:id="list211537777616647" text:continue-numbering="true" text:style-name="L20">
        <text:list-item>
          <text:p text:style-name="P350">Set <text:span text:style-name="T275">stickiness</text:span>:</text:p>
        </text:list-item>
      </text:list>
      <text:p text:style-name="P245"><text:tab/><text:span text:style-name="T275">pcs property set resource-stickiness=100 --force</text:span></text:p>
      <text:p text:style-name="P245"/>
      <text:p text:style-name="P246">Now, <text:span text:style-name="T276">it is going to be used the crmsh interpreter, starting it with the following command:</text:span></text:p>
      <text:p text:style-name="P245"><text:tab/><text:span text:style-name="T276">crm configure</text:span></text:p>
      <text:p text:style-name="P245"/>
      <text:list xml:id="list211537406390835" text:continue-numbering="true" text:style-name="L20">
        <text:list-item>
          <text:p text:style-name="P349">Add floating IP address resource <text:span text:style-name="T277">(Virtual IP - VIP)</text:span>:</text:p>
        </text:list-item>
      </text:list>
      <text:p text:style-name="P244"><text:tab/>pcs resource create VIP1 IPaddr2 ip=172.17.18.190 \ </text:p>
      <text:p text:style-name="P244"><text:tab/>broadcast=172.17.18.255 nic=eth0 cidr_netmask=24 <text:span text:style-name="T278">\</text:span></text:p>
      <text:p text:style-name="P244"><text:soft-page-break/><text:tab/>iflabel=VIP1 op monitor interval=30s timeout=30s</text:p>
      <text:p text:style-name="P247"/>
      <text:list xml:id="list211536605228841" text:continue-numbering="true" text:style-name="L20">
        <text:list-item>
          <text:p text:style-name="P351">Define DRBD <text:span text:style-name="T279">cluster r</text:span>esource:</text:p>
        </text:list-item>
      </text:list>
      <text:p text:style-name="P248"><text:tab/><text:span text:style-name="T280">configure </text:span>primitive <text:span text:style-name="T279">drbd</text:span> ocf:linbit:drbd params <text:span text:style-name="T279">\</text:span></text:p>
      <text:p text:style-name="P248"><text:tab/>drbd_resource=<text:span text:style-name="T281">optzimbra</text:span> <text:span text:style-name="T279">\</text:span></text:p>
      <text:p text:style-name="P248"><text:tab/>op monitor role=Master interval=60s <text:span text:style-name="T279">\</text:span></text:p>
      <text:p text:style-name="P248"><text:tab/>op monitor role=Slave interval=50s <text:span text:style-name="T279">\</text:span></text:p>
      <text:p text:style-name="P248"><text:tab/>op start role=Master interval=60s timeout=240s <text:span text:style-name="T279">\</text:span></text:p>
      <text:p text:style-name="P248"><text:tab/>op start role=Slave interval=0s timeout=240s <text:span text:style-name="T279">\</text:span></text:p>
      <text:p text:style-name="P248"><text:tab/>op stop role=Master interval=60s timeout=100s <text:span text:style-name="T279">\</text:span></text:p>
      <text:p text:style-name="P248"><text:tab/>op stop role=Slave interval=0s timeout=100s</text:p>
      <text:p text:style-name="P244"/>
      <text:list xml:id="list211536732791951" text:continue-numbering="true" text:style-name="L20">
        <text:list-item>
          <text:p text:style-name="P352">Define DRBD Zimbra data clone:</text:p>
        </text:list-item>
      </text:list>
      <text:p text:style-name="P249"><text:tab/><text:span text:style-name="T282">configure </text:span>ms drbd_ms drbd <text:span text:style-name="T282">\</text:span></text:p>
      <text:p text:style-name="P249"><text:tab/>meta master-max=1 master-node-max=1 \</text:p>
      <text:p text:style-name="P249"><text:tab/>clone-max=2 clone-node-max=1 notify=true</text:p>
      <text:p text:style-name="P244"/>
      <text:list xml:id="list211537242586255" text:continue-numbering="true" text:style-name="L20">
        <text:list-item>
          <text:p text:style-name="P353">Define Zimbra service resource:</text:p>
        </text:list-item>
      </text:list>
      <text:p text:style-name="P250"><text:tab/><text:span text:style-name="T283">configure </text:span>primitive zcs_service ocf:btactic:zimbra \</text:p>
      <text:p text:style-name="P250"><text:tab/>op monitor interval=2min timeout="40s" \</text:p>
      <text:p text:style-name="P250"><text:tab/>op start interval="0" timeout="360s" \</text:p>
      <text:p text:style-name="P250"><text:tab/>op stop interval="0" timeout="360s"</text:p>
      <text:p text:style-name="P244"/>
      <text:list xml:id="list211536619198980" text:continue-numbering="true" text:style-name="L20">
        <text:list-item>
          <text:p text:style-name="P354">Define Zimbra cluster filesystem resource:</text:p>
        </text:list-item>
      </text:list>
      <text:p text:style-name="P251"><text:tab/><text:span text:style-name="T284">configure </text:span>primitive zcs_fs ocf:heartbeat:Filesystem params \ </text:p>
      <text:p text:style-name="P251"><text:tab/>device="/dev/drbd0" directory="/opt/zimbra" fstype=ext4 \</text:p>
      <text:p text:style-name="P251"><text:tab/>op start interval=0 timeout=60s \</text:p>
      <text:p text:style-name="P251"><text:tab/>op stop interval="0" timeout="60"</text:p>
      <text:p text:style-name="P251"/>
      <text:list xml:id="list211537025908922" text:continue-numbering="true" text:style-name="L20">
        <text:list-item>
          <text:p text:style-name="P355">Group all resources in the same host:</text:p>
        </text:list-item>
      </text:list>
      <text:p text:style-name="P251"><text:tab/>group zcsgroup zcs_fs zcs_service \</text:p>
      <text:p text:style-name="P252"><text:tab/><text:span text:style-name="T285">configure </text:span>colocation VIP1-with-drbd_ms-Master <text:span text:style-name="T286">\</text:span></text:p>
      <text:p text:style-name="P252"><text:tab/>inf: drbd_ms:Master VIP1</text:p>
      <text:p text:style-name="P252"><text:tab/><text:span text:style-name="T285">configure </text:span>colocation <text:span text:style-name="T287">drbd</text:span>_ms-Master-with-zcs_fs <text:span text:style-name="T286">\</text:span></text:p>
      <text:p text:style-name="P252"><text:tab/>inf: zcs_fs <text:span text:style-name="T287">drbd</text:span>_ms:Master</text:p>
      <text:p text:style-name="P252"><text:tab/><text:span text:style-name="T285">configure </text:span>colocation zcs_fs-with-zcs_service <text:span text:style-name="T286">\</text:span></text:p>
      <text:p text:style-name="P252"><text:tab/>inf: zcs_service zcs_fs</text:p>
      <text:p text:style-name="P252"/>
      <text:list xml:id="list211538190378650" text:continue-numbering="true" text:style-name="L20">
        <text:list-item>
          <text:p text:style-name="P356">Order resources:</text:p>
        </text:list-item>
      </text:list>
      <text:p text:style-name="P252"><text:tab/><text:span text:style-name="T285">configure </text:span>order <text:span text:style-name="T288">drbd</text:span>_ms-promote-on-VIP1 <text:span text:style-name="T288">\</text:span></text:p>
      <text:p text:style-name="P252"><text:tab/><text:tab/>inf: VIP1:start <text:span text:style-name="T288">drbd</text:span>_ms:promote</text:p>
      <text:p text:style-name="P252"><text:tab/><text:span text:style-name="T285">configure </text:span>order zcs_fs-on-<text:span text:style-name="T288">dbrb</text:span>_ms-promote <text:span text:style-name="T288">\</text:span></text:p>
      <text:p text:style-name="P252"><text:tab/><text:tab/>inf: <text:span text:style-name="T288">dbrb</text:span>_ms:promote zcs_fs:start</text:p>
      <text:p text:style-name="P252"><text:tab/><text:span text:style-name="T285">configure </text:span>order zcs_service-on-zcs_fs <text:span text:style-name="T288">\</text:span></text:p>
      <text:p text:style-name="P252"><text:tab/><text:tab/>inf: zcs_fs:start zcs_service:start</text:p>
      <text:p text:style-name="P244"/>
      <text:list xml:id="list211537845137023" text:continue-numbering="true" text:style-name="L20">
        <text:list-item>
          <text:p text:style-name="P357">Commit configuration changes <text:span text:style-name="T289">and quit</text:span>:</text:p>
        </text:list-item>
      </text:list>
      <text:p text:style-name="P253"><text:soft-page-break/><text:tab/>commit</text:p>
      <text:p text:style-name="P253"><text:tab/><text:span text:style-name="T289">quit</text:span></text:p>
      <text:p text:style-name="P253"/>
      <text:p text:style-name="P254">On both nodes make sure chkconfig is off on every service but DRBD. This means the service will not start up on when the server starts up.</text:p>
      <text:p text:style-name="P254"><text:tab/>chkconfig corosync off</text:p>
      <text:p text:style-name="P254"><text:tab/>chkconfig cman off</text:p>
      <text:p text:style-name="P254"><text:tab/>chkconfig ricci off</text:p>
      <text:p text:style-name="P254"><text:tab/>chkconfig pacemaker off</text:p>
      <text:p text:style-name="P135"><text:tab/>chkconfig drbd on</text:p>
      <text:p text:style-name="P135"/>
      <text:p text:style-name="P135"/>
      <text:p text:style-name="P137"><text:span text:style-name="T326">7</text:span>.6. <text:span text:style-name="T315">Control and check services</text:span></text:p>
      <text:p text:style-name="P306"/>
      <text:list xml:id="list5991856416277420210" text:style-name="L22">
        <text:list-item>
          <text:p text:style-name="P348">Check Pacemaker cluster status:</text:p>
        </text:list-item>
      </text:list>
      <text:p text:style-name="P242"><text:tab/>crm_mon -1</text:p>
      <text:p text:style-name="P242"><text:tab/>pcs status</text:p>
      <text:p text:style-name="P255"/>
      <text:list xml:id="list7052052809675176662" text:style-name="L23">
        <text:list-item>
          <text:p text:style-name="P372"><text:span text:style-name="T34">C</text:span><text:span text:style-name="T35">heck resource</text:span><text:span text:style-name="T34">s</text:span><text:span text:style-name="T35"> status:</text:span></text:p>
        </text:list-item>
      </text:list>
      <text:p text:style-name="P255"><text:span text:style-name="T103"><text:tab/>crm resource status </text:span><text:span text:style-name="T87">RESOURCE</text:span></text:p>
      <text:p text:style-name="P186"/>
      <text:list xml:id="list211537618881173" text:continue-numbering="true" text:style-name="L23">
        <text:list-item>
          <text:p text:style-name="P344">Check configuration validity:</text:p>
        </text:list-item>
      </text:list>
      <text:p text:style-name="P237"><text:tab/>crm_verify -L -V</text:p>
      <text:p text:style-name="P237"/>
      <text:list xml:id="list211536243053737" text:continue-numbering="true" text:style-name="L23">
        <text:list-item>
          <text:p text:style-name="P358"><text:span text:style-name="T290">E</text:span>dit values <text:span text:style-name="T291">already </text:span>configured:</text:p>
        </text:list-item>
      </text:list>
      <text:p text:style-name="P258"><text:tab/>crm configure edit</text:p>
      <text:p text:style-name="P258"><text:tab/><text:span text:style-name="T292">After save changes through the preferred text editor, exit and execute:</text:span></text:p>
      <text:p text:style-name="P258"><text:tab/>cibadmin <text:span text:style-name="T292">--replace</text:span></text:p>
      <text:p text:style-name="P186"/>
      <text:list xml:id="list7202887292031115702" text:style-name="L24">
        <text:list-item>
          <text:p text:style-name="P359">Delete existent resource:</text:p>
        </text:list-item>
      </text:list>
      <text:p text:style-name="P259"><text:tab/>pcs resource delete <text:span text:style-name="T1">RESOURCE</text:span></text:p>
      <text:p text:style-name="P186"/>
      <text:list xml:id="list211538168780423" text:continue-list="list211536243053737" text:style-name="L23">
        <text:list-item>
          <text:p text:style-name="P360">Clean resource history errors (check configuration health):</text:p>
        </text:list-item>
      </text:list>
      <text:p text:style-name="P260"><text:tab/>crm_resource -P</text:p>
      <text:p text:style-name="P255"/>
      <text:list xml:id="list211537874210911" text:continue-numbering="true" text:style-name="L23">
        <text:list-item>
          <text:p text:style-name="P361"><text:span text:style-name="T293">L</text:span>ist available classes and resources:</text:p>
        </text:list-item>
      </text:list>
      <text:p text:style-name="P261"><text:tab/>crm ra classes</text:p>
      <text:p text:style-name="P261"><text:tab/>crm ra list ocf btactic</text:p>
      <text:p text:style-name="P261"><text:tab/>crm ra list lsb</text:p>
      <text:p text:style-name="P187"/>
      <text:list xml:id="list211537002822323" text:continue-list="list7202887292031115702" text:style-name="L24">
        <text:list-item>
          <text:p text:style-name="P373"><text:span text:style-name="T36">D</text:span><text:span text:style-name="T37">elete cluster configuration </text:span><text:span text:style-name="T38">(WARNING)</text:span><text:span text:style-name="T37">:</text:span></text:p>
        </text:list-item>
      </text:list>
      <text:p text:style-name="P136"><text:tab/>pcs cluster destroy</text:p>
      <text:p text:style-name="P135"><text:bookmark text:name="__DdeLink__2545_559280703"/></text:p>
      <text:p text:style-name="P135"/>
      <text:p text:style-name="P141"><text:span text:style-name="T326">7</text:span>.7. <text:span text:style-name="T294">Testing failover</text:span></text:p>
      <text:p text:style-name="P256"/>
      <text:list xml:id="list2465775629707780894" text:style-name="L25">
        <text:list-item>
          <text:p text:style-name="P374"><text:span text:style-name="T39">On </text:span><text:span text:style-name="T40">p</text:span><text:span text:style-name="T39">rimary </text:span><text:span text:style-name="T40">n</text:span><text:span text:style-name="T39">ode:</text:span></text:p>
        </text:list-item>
      </text:list>
      <text:p text:style-name="P262"><text:soft-page-break/><text:tab/>crm node standby</text:p>
      <text:p text:style-name="P262"/>
      <text:p text:style-name="P263"><text:s text:c="6"/>Or stop <text:span text:style-name="T317">p</text:span>acemaker: </text:p>
      <text:p text:style-name="P264"><text:tab/>service pacemaker stop</text:p>
      <text:p text:style-name="P256"/>
      <text:list xml:id="list211537492520208" text:continue-numbering="true" text:style-name="L25">
        <text:list-item>
          <text:p text:style-name="P362"><text:span text:style-name="T295">Now </text:span>“crm_mon” or “pcs status” <text:span text:style-name="T296">will show</text:span>:</text:p>
        </text:list-item>
      </text:list>
      <text:p text:style-name="P265"/>
      <table:table table:name="Table12" table:style-name="Table12">
        <table:table-column table:style-name="Table12.A"/>
        <table:table-row>
          <table:table-cell table:style-name="Table12.A1" office:value-type="string">
            <text:p text:style-name="P265"><text:tab/>Node astapor.got.com: standby</text:p>
            <text:p text:style-name="P266"><text:tab/>Online: [ braavos.got.com ]</text:p>
          </table:table-cell>
        </table:table-row>
      </table:table>
      <text:p text:style-name="P256"/>
      <text:list xml:id="list211536290249984" text:continue-numbering="true" text:style-name="L25">
        <text:list-item>
          <text:p text:style-name="P363">It is going to take a while before secondary node takes control. <text:span text:style-name="T297">So it is possible to check logs and “crm_mon” status during the process.</text:span></text:p>
        </text:list-item>
      </text:list>
      <text:p text:style-name="P267"/>
      <text:p text:style-name="P268"><text:tab/>crm_mon</text:p>
      <text:p text:style-name="P268"><text:tab/>tail -F /var/log/zimbra.log</text:p>
      <text:p text:style-name="P268"><text:tab/>tail -F /var/log/messages</text:p>
      <text:p text:style-name="P256"/>
      <text:list xml:id="list211536356028564" text:continue-numbering="true" text:style-name="L25">
        <text:list-item>
          <text:p text:style-name="P364">A<text:span text:style-name="T298">lso it is possible to check</text:span> <text:span text:style-name="T298">with “</text:span>crm_standby<text:span text:style-name="T298">” command. A </text:span>value of <text:span text:style-name="T1">true</text:span><text:span text:style-name="T299">|</text:span><text:span text:style-name="T4">on</text:span> indicates that the node is <text:span text:style-name="T317">not</text:span> able to host any resources and a value of <text:span text:style-name="T1">false</text:span>|<text:span text:style-name="T1">off</text:span> indicates it <text:span text:style-name="T324">does</text:span>.</text:p>
        </text:list-item>
      </text:list>
      <text:p text:style-name="P262"><text:tab/>crm_standby --get-value</text:p>
      <text:p text:style-name="P256"/>
      <text:list xml:id="list211536708015272" text:continue-numbering="true" text:style-name="L25">
        <text:list-item>
          <text:p text:style-name="P365">At any moment it will be displayed a message like the following:</text:p>
        </text:list-item>
      </text:list>
      <text:p text:style-name="P269"/>
      <table:table table:name="Table8" table:style-name="Table8">
        <table:table-column table:style-name="Table8.A"/>
        <table:table-row>
          <table:table-cell table:style-name="Table8.A1" office:value-type="string">
            <text:p text:style-name="P120"><text:s/>Master/Slave Set: drbd_ms [drbd]</text:p>
            <text:p text:style-name="P120"><text:s text:c="5"/>Masters: [ braavos.got.com ]</text:p>
            <text:p text:style-name="P120"><text:s text:c="5"/>Slaves: [ astapor.got.com ]</text:p>
            <text:p text:style-name="P120"><text:s/>Resource Group: zcsgroup</text:p>
            <text:p text:style-name="P120"><text:s text:c="5"/>zcs_fs <text:s text:c="4"/>(ocf::heartbeat:Filesystem): <text:s text:c="3"/>Started braavos.got.com </text:p>
            <text:p text:style-name="P120"><text:s text:c="5"/>zcs_service <text:s text:c="7"/>(ocf::btactic:zimbra): <text:s/>Started braavos.got.com </text:p>
            <text:p text:style-name="P120"><text:s/>VIP1 <text:s text:c="2"/>(ocf::heartbeat:IPaddr2): <text:s text:c="6"/>Started braavos.got.com</text:p>
          </table:table-cell>
        </table:table-row>
      </table:table>
      <text:p text:style-name="P256"/>
      <text:list xml:id="list211536257412599" text:continue-numbering="true" text:style-name="L25">
        <text:list-item>
          <text:p text:style-name="P366">Now the secondary node has control of the cluster resources, while the primary node is in standby or unreachable state. <text:span text:style-name="T296">If primary node is back online, secondary node will keep the control of resources, until an explicit node move is done.</text:span></text:p>
        </text:list-item>
      </text:list>
      <text:p text:style-name="P270"/>
      <text:list xml:id="list211536145355991" text:continue-numbering="true" text:style-name="L25">
        <text:list-item>
          <text:p text:style-name="P364"><text:span text:style-name="T300">Set back online the p</text:span>rimary <text:span text:style-name="T301">n</text:span>ode:</text:p>
        </text:list-item>
      </text:list>
      <text:p text:style-name="P262"><text:tab/>crm node online</text:p>
      <text:p text:style-name="P262"/>
      <text:p text:style-name="P263"><text:s text:c="5"/>Or start <text:span text:style-name="T302">over pacemaker </text:span>service: </text:p>
      <text:p text:style-name="P271"><text:tab/>service pacemaker start</text:p>
      <text:p text:style-name="P256"/>
      <text:list xml:id="list211536112785462" text:continue-numbering="true" text:style-name="L25">
        <text:list-item>
          <text:p text:style-name="P364"><text:span text:style-name="T303">To give the control back to primary node, execute o</text:span>n <text:span text:style-name="T303">s</text:span>econdary <text:span text:style-name="T303">n</text:span>ode: </text:p>
        </text:list-item>
      </text:list>
      <text:p text:style-name="P262"><text:tab/>crm node standby</text:p>
      <text:p text:style-name="P262"/>
      <text:p text:style-name="P272"><text:s text:c="5"/>Then resources will be transferred back to primary node.</text:p>
      <text:p text:style-name="P257"/>
      <text:list xml:id="list211537998027271" text:continue-numbering="true" text:style-name="L25">
        <text:list-item>
          <text:p text:style-name="P319"><text:soft-page-break/><text:span text:style-name="T104">Finally </text:span><text:span text:style-name="T105">“crm_mon” or “pcs status” on each node will show:</text:span></text:p>
        </text:list-item>
      </text:list>
      <text:p text:style-name="P135"/>
      <table:table table:name="Table11" table:style-name="Table11">
        <table:table-column table:style-name="Table11.A"/>
        <table:table-row>
          <table:table-cell table:style-name="Table11.A1" office:value-type="string">
            <text:p text:style-name="P109">Online: [ astapor.got.com braavos.got.com ]</text:p>
            <text:p text:style-name="P110"><text:s/>Master/Slave Set: drbd_ms [drbd]</text:p>
            <text:p text:style-name="P110"><text:s text:c="5"/>Masters: [ astapor.got.com ]</text:p>
            <text:p text:style-name="P110"><text:s text:c="5"/>Slaves: [ braavos.got.com ]</text:p>
            <text:p text:style-name="P110"><text:s/>Resource Group: zcsgroup</text:p>
            <text:p text:style-name="P110"><text:s text:c="5"/>zcs_fs <text:s text:c="4"/>(ocf::heartbeat:Filesystem): <text:s text:c="3"/>Started astapor.got.com</text:p>
            <text:p text:style-name="P110"><text:s text:c="5"/>zcs_service <text:s text:c="7"/>(ocf::btactic:zimbra): <text:s/>Started astapor.got.com</text:p>
            <text:p text:style-name="P110">VIP1 <text:s text:c="3"/>(ocf::heartbeat:IPaddr2): <text:s text:c="6"/>Started astapor.got.com</text:p>
          </table:table-cell>
        </table:table-row>
      </table:table>
      <text:p text:style-name="P130"/>
      <text:p text:style-name="P127"/>
      <text:p text:style-name="P3"><text:span text:style-name="T326">8</text:span>. RESULTS AND DISCUSSION</text:p>
      <text:p text:style-name="P3"/>
      <text:p text:style-name="P3"/>
      <text:p text:style-name="P3"><text:span text:style-name="T326">9</text:span>. CONCLUSIONS AND FUTURE WORK</text:p>
      <text:p text:style-name="P3"/>
      <text:p text:style-name="P125"><text:span text:style-name="T305">HA</text:span> schemes can be implemented through F<text:span text:style-name="T306">L</text:span>OSS if the <text:span text:style-name="T306">correct</text:span> tools are chosen and orchestrated <text:span text:style-name="T306">in </text:span>the right way.</text:p>
      <text:p text:style-name="P125"/>
      <text:p text:style-name="P126">In o<text:span text:style-name="T307">r</text:span>der to implement these schemes, it is required a high-level knowledge regarding the meshing between all elements, as well as low level domain for proper configuration thereof.</text:p>
      <text:p text:style-name="P125"/>
      <text:p text:style-name="P125"><text:bookmark text:name="result_box41"/>The cluster-level <text:span text:style-name="T305">and HA </text:span>technologies are constantly evolving, <text:span text:style-name="T305">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5"/>
      <text:p text:style-name="P126"><text:bookmark text:name="result_box81"/>Since high availability can be applied to a broad spectrum of services running at the OS level, <text:span text:style-name="T304">it is </text:span>need<text:span text:style-name="T304">ed</text:span> adapt<text:span text:style-name="T304">ation</text:span> <text:span text:style-name="T304">of </text:span>respective configurations <text:span text:style-name="T304">to the </text:span>specific requirements <text:span text:style-name="T304">of each environment, there is no universal configuration in this sense.</text:span></text:p>
      <text:p text:style-name="P45"/>
      <text:p text:style-name="P3"/>
      <text:p text:style-name="P11">GLOSSARY/<text:span text:style-name="T10">abbreviations/</text:span><text:span text:style-name="T11">ACRONIMS</text:span></text:p>
      <text:p text:style-name="P29"/>
      <text:p text:style-name="P10">- <text:span text:style-name="T144">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8">GNU: GNU is Not Unix</text:span></text:p>
      <text:p text:style-name="P33">- <text:span text:style-name="T158">GPL: <text:s/>General Public License</text:span></text:p>
      <text:p text:style-name="P12">- <text:span text:style-name="T144">HDD: Hard Disk Drive</text:span></text:p>
      <text:p text:style-name="P12">- <text:span text:style-name="T147">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 <text:span text:style-name="T331">OS: Operating System</text:span></text:p>
      <text:p text:style-name="P12"><text:soft-page-break/>- <text:span text:style-name="T140">PBX: </text:span><text:bookmark text:name="Private_branch_exchange"/>Private <text:span text:style-name="T140">B</text:span>ranch <text:span text:style-name="T140">E</text:span>xchange</text:p>
      <text:p text:style-name="P12">- <text:span text:style-name="T322">RHEL: Ret Hat Enterprise Linux</text:span></text:p>
      <text:p text:style-name="P30">- <text:span text:style-name="T144">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5">VPN: Virtual Private Network</text:span></text:p>
      <text:p text:style-name="P30">- VPS: Virtual Private Server</text:p>
      <text:p text:style-name="P30">- <text:span text:style-name="T145">WAN: Wide Area Network</text:span></text:p>
      <text:p text:style-name="P10">- <text:span text:style-name="T208">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11T21:15:35.821079379</dc:date>
    <dc:creator>dgamez </dc:creator>
    <meta:editing-duration>P4DT21H22M9S</meta:editing-duration>
    <meta:editing-cycles>610</meta:editing-cycles>
    <meta:generator>LibreOffice/4.3.3.2$Linux_X86_64 LibreOffice_project/9bb7eadab57b6755b1265afa86e04bf45fbfc644</meta:generator>
    <meta:document-statistic meta:table-count="13" meta:image-count="3" meta:object-count="1" meta:page-count="24" meta:paragraph-count="615" meta:word-count="4915" meta:character-count="34272" meta:non-whitespace-character-count="294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